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popupmenu/colheader.xml" manifest:media-type=""/>
  <manifest:file-entry manifest:full-path="Configurations2/popupmenu/cell.xml" manifest:media-type=""/>
  <manifest:file-entry manifest:full-path="Configurations2/popupmenu/rowheader.xml" manifest:media-type=""/>
  <manifest:file-entry manifest:full-path="Configurations2/menubar/menubar.xml" manifest:media-type=""/>
  <manifest:file-entry manifest:full-path="Configurations2/toolbar/custom_toolbar_9d47322f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2917in"/>
    </style:style>
    <style:style style:name="co7" style:family="table-column">
      <style:table-column-properties fo:break-before="auto" style:column-width="0.3937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4.528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padding="0.028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diagonal-bl-tr="none" style:diagonal-tl-br="none" fo:border="0.06pt solid #33cccc" fo:padding="0.028in" style:rotation-align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06pt solid #33cccc" fo:padding="0.028in" fo:border-right="0.06pt solid #33cccc" style:rotation-align="none" fo:border-top="none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padding="0.028in"/>
      <style:text-properties fo:font-size="11pt" style:font-size-asian="11pt" style:font-size-complex="11pt"/>
    </style:style>
    <style:style style:name="ce55" style:family="table-cell" style:parent-style-name="Default" style:data-style-name="N99"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padding="0.028in"/>
      <style:text-properties fo:font-size="11pt" style:font-size-asian="11pt" style:font-size-complex="11pt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6pt solid #ffff00" fo:background-color="#333399" style:diagonal-bl-tr="none" style:diagonal-tl-br="none" style:text-align-source="fix" style:repeat-content="false" fo:wrap-option="no-wrap" fo:border-left="none" style:direction="ltr" fo:padding="0.028in" fo:border-right="0.26pt solid #ffff00" style:rotation-angle="0" style:rotation-align="none" style:shrink-to-fit="false" fo:border-top="0.26pt solid #ffff00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6d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1ac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solid #ffff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a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33cccc" fo:background-color="#ccccff" style:diagonal-bl-tr="none" style:diagonal-tl-br="none" style:text-align-source="fix" style:repeat-content="false" fo:wrap-option="no-wrap" fo:border-left="none" style:direction="ltr" fo:padding="0.028in" fo:border-right="0.06pt solid #33cccc" style:rotation-angle="0" style:rotation-align="none" style:shrink-to-fit="false" fo:border-top="0.06pt solid #33cccc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51" style:family="table-cell" style:parent-style-name="Default" style:data-style-name="N99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5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6pt solid #2a6099" fo:background-color="#b3cac7" style:diagonal-bl-tr="none" style:diagonal-tl-br="none" style:text-align-source="fix" style:repeat-content="false" fo:wrap-option="no-wrap" fo:border-left="none" style:direction="ltr" fo:padding="0.028in" fo:border-right="0.26pt solid #2a6099" style:rotation-angle="0" style:rotation-align="none" style:shrink-to-fit="false" fo:border-top="0.26pt solid #2a609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26pt solid #2a6099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b4c7d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fo:background-color="transparent" fo:border="0.06pt solid #33cccc" fo:padding="0.028in" style:rotation-align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33996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b4c7dc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81aca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ee6ef" style:diagonal-bl-tr="none" style:diagonal-tl-br="none" style:text-align-source="fix" style:repeat-content="false" fo:wrap-option="no-wrap" fo:border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order-bottom="0.26pt solid #2a6099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none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3399" style:diagonal-bl-tr="none" style:diagonal-tl-br="none" style:text-align-source="fix" style:repeat-content="false" fo:wrap-option="no-wrap" fo:border="none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fo:border-bottom="0.26pt solid #ffff00" fo:background-color="#333399" style:diagonal-bl-tr="none" style:diagonal-tl-br="none" style:text-align-source="fix" style:repeat-content="false" fo:wrap-option="no-wrap" fo:border-left="none" fo:border-right="0.26pt solid #ffff00" fo:border-top="0.26pt solid #ffff00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666666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fo:border-bottom="0.26pt solid #2a6099" fo:background-color="#b3cac7" style:diagonal-bl-tr="none" style:diagonal-tl-br="none" style:text-align-source="fix" style:repeat-content="false" fo:wrap-option="no-wrap" fo:border-left="none" fo:border-right="0.26pt solid #2a6099" fo:border-top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55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10d0c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Spec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ODULE</text:p>
          </table:table-cell>
          <table:table-cell table:style-name="ce33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BUILDPROCESS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OPTIONS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buildSpec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del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LSE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FINALL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TR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0" calcext:value-type="float">
            <text:p>20</text:p>
          </table:table-cell>
          <table:table-cell table:style-name="ce35" office:value-type="float" office:value="9" calcext:value-type="float">
            <text:p>9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CLASS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CONDITION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EVENT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A</text:p>
          </table:table-cell>
          <table:table-cell table:style-name="ce58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ION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INCLUDE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NEX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7" office:value-type="string" calcext:value-type="string">
            <text:p>A</text:p>
          </table:table-cell>
          <table:table-cell table:style-name="ce59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model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Cmd</text:p>
          </table:table-cell>
          <table:table-cell office:value-type="string" calcext:value-type="string">
            <text:p>cmd.ex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Dir</text:p>
          </table:table-cell>
          <table:table-cell office:value-type="string" calcext:value-type="string">
            <text:p>c:\temp\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File</text:p>
          </table:table-cell>
          <table:table-cell office:value-type="string" calcext:value-type="string">
            <text:p>bldscrnnnnn.bat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Act</text:p>
          </table:table-cell>
          <table:table-cell office:value-type="string" calcext:value-type="string">
            <text:p>call I:\Projects\codemapv4\codemap\cmenv\Scripts\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DeAct</text:p>
          </table:table-cell>
          <table:table-cell office:value-type="string" calcext:value-type="string">
            <text:p>call I:\Projects\codemapv4\codemap\cmenv\Scripts\de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CMD</text:p>
          </table:table-cell>
          <table:table-cell office:value-type="string" calcext:value-type="string">
            <text:p>%VIRTUAL_ENV%\scripts\python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Module</text:p>
          </table:table-cell>
          <table:table-cell office:value-type="string" calcext:value-type="string">
            <text:p>codemaps.build.build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BldSpec</text:p>
          </table:table-cell>
          <table:table-cell office:value-type="string" calcext:value-type="string">
            <text:p>buildSpec</text:p>
          </table:table-cell>
          <table:table-cell table:number-columns-repeated="61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__init__" table:style-name="ta1" table:protected="true">
        <loext:table-protection loext:select-protected-cells="true" loext:select-unprotected-cells="true"/>
        <table:table-column table:style-name="co6" table:default-cell-style-name="ce62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0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__init__.$A$13" table:cell-range-address="$__init__.$A$13:.$D$13"/>
          <table:named-range table:name="ACTIONELSE" table:base-cell-address="$__init__.$A$16" table:cell-range-address="$__init__.$A$16:.$D$16"/>
          <table:named-range table:name="ACTIONEXCEPT" table:base-cell-address="$__init__.$A$15" table:cell-range-address="$__init__.$A$15:.$D$15"/>
          <table:named-range table:name="ACTIONFINALLY" table:base-cell-address="$__init__.$A$17" table:cell-range-address="$__init__.$A$17:.$D$17"/>
          <table:named-range table:name="ACTIONTRY" table:base-cell-address="$__init__.$A$14" table:cell-range-address="$__init__.$A$14:.$D$14"/>
          <table:named-range table:name="CLASS" table:base-cell-address="$__init__.$A$6" table:cell-range-address="$__init__.$A$6:.$D$6"/>
          <table:named-range table:name="CONDITION" table:base-cell-address="$__init__.$A$11" table:cell-range-address="$__init__.$A$11:.$D$11"/>
          <table:named-range table:name="EVENT" table:base-cell-address="$__init__.$A$9" table:cell-range-address="$__init__.$A$9:.$D$10"/>
          <table:named-range table:name="EXCEPT" table:base-cell-address="$__init__.$A$5" table:cell-range-address="$__init__.$A$5:.$D$5"/>
          <table:named-range table:name="EXCEPTION" table:base-cell-address="$__init__.$A$12" table:cell-range-address="$__init__.$A$12:.$D$12"/>
          <table:named-range table:name="INCLUDE" table:base-cell-address="$__init__.$A$8" table:cell-range-address="$__init__.$A$8:.$D$8"/>
          <table:named-range table:name="METHOD" table:base-cell-address="$__init__.$A$7" table:cell-range-address="$__init__.$A$7:.$D$7"/>
          <table:named-range table:name="NEXT" table:base-cell-address="$__init__.$A$4" table:cell-range-address="$__init__.$A$4:.$D$4"/>
          <table:named-range table:name="RULE" table:base-cell-address="$__init__.$A$2" table:cell-range-address="$__init__.$A$2:.$D$3"/>
        </table:named-expressions>
      </table:table>
      <table:table table:name="Utilities" table:style-name="ta1"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106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31.5465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4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4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4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4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4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4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4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4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5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5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table:number-columns-repeated="5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table:number-columns-repeated="5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5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table:number-columns-repeated="5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5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5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5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table:number-columns-repeated="5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6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table:number-columns-repeated="6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table:number-columns-repeated="6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table:number-columns-repeated="6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3">
          <table:table-cell table:number-columns-repeated="6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table:number-columns-repeated="6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number-columns-repeated="6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3">
          <table:table-cell table:number-columns-repeated="6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3">
          <table:table-cell table:number-columns-repeated="6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table:number-columns-repeated="6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table:number-columns-repeated="7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3">
          <table:table-cell table:number-columns-repeated="7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number-columns-repeated="7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3">
          <table:table-cell table:number-columns-repeated="7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table:number-columns-repeated="7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3">
          <table:table-cell table:number-columns-repeated="7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3">
          <table:table-cell table:number-columns-repeated="7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table:number-columns-repeated="7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3">
          <table:table-cell table:number-columns-repeated="7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3">
          <table:table-cell table:number-columns-repeated="7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number-columns-repeated="8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3">
          <table:table-cell table:number-columns-repeated="8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3">
          <table:table-cell table:number-columns-repeated="8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3">
          <table:table-cell table:number-columns-repeated="8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3">
          <table:table-cell table:number-columns-repeated="8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3">
          <table:table-cell table:number-columns-repeated="8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3">
          <table:table-cell table:number-columns-repeated="8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3">
          <table:table-cell table:number-columns-repeated="8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table:number-columns-repeated="8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3">
          <table:table-cell table:number-columns-repeated="8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number-columns-repeated="9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3">
          <table:table-cell table:number-columns-repeated="9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3">
          <table:table-cell table:number-columns-repeated="9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3">
          <table:table-cell table:number-columns-repeated="9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3">
          <table:table-cell table:number-columns-repeated="9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3">
          <table:table-cell table:number-columns-repeated="9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3">
          <table:table-cell table:number-columns-repeated="9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3">
          <table:table-cell table:number-columns-repeated="9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3">
          <table:table-cell table:number-columns-repeated="9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3">
          <table:table-cell table:number-columns-repeated="9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table:number-columns-repeated="10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3">
          <table:table-cell table:number-columns-repeated="10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3">
          <table:table-cell table:number-columns-repeated="10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3">
          <table:table-cell table:number-columns-repeated="103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number-columns-repeated="104"/>
          <table:table-cell office:value-type="string" calcext:value-type="string">
            <text:p>x</text:p>
          </table:table-cell>
          <table:table-cell table:style-name="ce63"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3">
          <table:table-cell table:number-columns-repeated="105"/>
          <table:table-cell office:value-type="string" calcext:value-type="string">
            <text:p>x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3</text:p>
          </table:table-cell>
          <table:table-cell table:number-columns-repeated="20" table:style-name="ce64" office:value-type="string" calcext:value-type="string">
            <text:p>0</text:p>
          </table:table-cell>
          <table:table-cell table:style-name="ce64" office:value-type="string" calcext:value-type="string">
            <text:p>23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5</text:p>
          </table:table-cell>
          <table:table-cell table:number-columns-repeated="6" table:style-name="ce64" office:value-type="string" calcext:value-type="string">
            <text:p>0</text:p>
          </table:table-cell>
          <table:table-cell table:style-name="ce64" office:value-type="string" calcext:value-type="string">
            <text:p>29</text:p>
          </table:table-cell>
          <table:table-cell table:number-columns-repeated="19" table:style-name="ce64" office:value-type="string" calcext:value-type="string">
            <text:p>0</text:p>
          </table:table-cell>
          <table:table-cell table:style-name="ce64" office:value-type="string" calcext:value-type="string">
            <text:p>47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9</text:p>
          </table:table-cell>
          <table:table-cell table:number-columns-repeated="6" table:style-name="ce64" office:value-type="string" calcext:value-type="string">
            <text:p>0</text:p>
          </table:table-cell>
          <table:table-cell table:style-name="ce64" office:value-type="string" calcext:value-type="string">
            <text:p>52</text:p>
          </table:table-cell>
          <table:table-cell table:style-name="ce64" office:value-type="string" calcext:value-type="string">
            <text:p>54</text:p>
          </table:table-cell>
          <table:table-cell table:style-name="ce64" office:value-type="string" calcext:value-type="string">
            <text:p>5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55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57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59</text:p>
          </table:table-cell>
          <table:table-cell table:number-columns-repeated="10" table:style-name="ce64" office:value-type="string" calcext:value-type="string">
            <text:p>0</text:p>
          </table:table-cell>
          <table:table-cell table:style-name="ce64" office:value-type="string" calcext:value-type="string">
            <text:p>70</text:p>
          </table:table-cell>
          <table:table-cell table:number-columns-repeated="11" table:style-name="ce64" office:value-type="string" calcext:value-type="string">
            <text:p>0</text:p>
          </table:table-cell>
          <table:table-cell table:style-name="ce64" office:value-type="string" calcext:value-type="string">
            <text:p>81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83</text:p>
          </table:table-cell>
          <table:table-cell table:number-columns-repeated="3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86</text:p>
          </table:table-cell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office:value-type="string" calcext:value-type="string">
            <text:p>2</text:p>
          </table:table-cell>
          <table:table-cell table:number-columns-repeated="2" table:style-name="ce65" office:value-type="string" calcext:value-type="string">
            <text:p>4</text:p>
          </table:table-cell>
          <table:table-cell table:style-name="ce65" table:number-columns-repeated="59"/>
          <table:table-cell table:style-name="ce65" office:value-type="string" calcext:value-type="string">
            <text:p>53</text:p>
          </table:table-cell>
          <table:table-cell table:style-name="ce65"/>
          <table:table-cell table:number-columns-repeated="2" table:style-name="ce65" office:value-type="string" calcext:value-type="string">
            <text:p>53</text:p>
          </table:table-cell>
          <table:table-cell table:style-name="ce65" table:number-columns-repeated="27"/>
          <table:table-cell table:style-name="ce65" office:value-type="string" calcext:value-type="string">
            <text:p>78</text:p>
          </table:table-cell>
          <table:table-cell table:style-name="ce65" table:number-columns-repeated="12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10" office:value-type="string" calcext:value-type="string">
            <text:p>0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MTPContext(_MTPContext):</text:p>
          </table:table-cell>
        </table:table-row>
        <table:table-row table:style-name="ro3">
          <table:table-cell table:number-columns-repeated="14"/>
          <table:table-cell table:number-columns-repeated="7" office:value-type="string" calcext:value-type="string">
            <text:p>0</text:p>
          </table:table-cell>
          <table:table-cell table:number-columns-repeated="8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DumbMTPContext(_MTPContext):</text:p>
          </table:table-cell>
        </table:table-row>
        <table:table-row table:style-name="ro3">
          <table:table-cell table:number-columns-repeated="35"/>
          <table:table-cell table:number-columns-repeated="9" office:value-type="string" calcext:value-type="string">
            <text:p>0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 PContext(_PContext):</text:p>
          </table:table-cell>
        </table:table-row>
        <table:table-row table:style-name="ro3">
          <table:table-cell table:number-columns-repeated="44"/>
          <table:table-cell table:number-columns-repeated="7" office:value-type="string" calcext:value-type="string">
            <text:p>0</text:p>
          </table:table-cell>
          <table:table-cell table:number-columns-repeated="5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ass DumbPContext(_PContext):</text:p>
          </table:table-cell>
        </table:table-row>
        <table:table-row table:style-name="ro3">
          <table:table-cell table:number-columns-repeated="76"/>
          <table:table-cell table:number-columns-repeated="6" office:value-type="string" calcext:value-type="string">
            <text:p>0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ass PredictionRepository():</text:p>
          </table:table-cell>
        </table:table-row>
        <table:table-row table:style-name="ro3">
          <table:table-cell table:number-columns-repeated="82"/>
          <table:table-cell table:number-columns-repeated="9" office:value-type="string" calcext:value-type="string">
            <text:p>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ass BasicPredictionRepository(PredictionRepository):</text:p>
          </table:table-cell>
        </table:table-row>
        <table:table-row table:style-name="ro3">
          <table:table-cell table:number-columns-repeated="91"/>
          <table:table-cell table:number-columns-repeated="12" office:value-type="string" calcext:value-type="string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ss HDF5PredictionRepository(PredictionRepository):</text:p>
          </table:table-cell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10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, args, expression):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9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97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et_pheno(self):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96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get_mode(self)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get_covariates(self):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9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get_pc_filter(self):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9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__enter__(self):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_exit__(self, exc_type, exc_val, exc_tb):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__init__(self, expression, pheno, gene, pc_filter):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89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88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87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get_pheno(self):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8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get_pc_filter(self):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85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get_mode(self):</text:p>
          </table:table-cell>
        </table:table-row>
        <table:table-row table:style-name="ro3">
          <table:table-cell table:number-columns-repeated="21"/>
          <table:table-cell table:number-columns-repeated="3" office:value-type="string" calcext:value-type="string">
            <text:p>0</text:p>
          </table:table-cell>
          <table:table-cell table:number-columns-repeated="8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f _check_args(args):</text:p>
          </table:table-cell>
        </table:table-row>
        <table:table-row table:style-name="ro3">
          <table:table-cell table:number-columns-repeated="24"/>
          <table:table-cell table:number-columns-repeated="5" office:value-type="string" calcext:value-type="string">
            <text:p>0</text:p>
          </table:table-cell>
          <table:table-cell table:number-columns-repeated="7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f _expression_manager_from_args(args):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0</text:p>
          </table:table-cell>
          <table:table-cell table:number-columns-repeated="7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f mp_context_from_args(args):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0</text:p>
          </table:table-cell>
          <table:table-cell table:number-columns-repeated="7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ef _filter_eigen_values_from_max(s, ratio):</text:p>
          </table:table-cell>
        </table:table-row>
        <table:table-row table:style-name="ro3">
          <table:table-cell table:number-columns-repeated="31"/>
          <table:table-cell table:number-columns-repeated="4" office:value-type="string" calcext:value-type="string">
            <text:p>0</text:p>
          </table:table-cell>
          <table:table-cell table:number-columns-repeated="71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ef _filter_from_args(args):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1</text:p>
          </table:table-cell>
          <table:table-cell table:number-columns-repeated="69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ef __init__(self, args, expression):</text:p>
          </table:table-cell>
        </table:table-row>
        <table:table-row table:style-name="ro3">
          <table:table-cell table:number-columns-repeated="37"/>
          <table:table-cell office:value-type="string" calcext:value-type="string">
            <text:p>1</text:p>
          </table:table-cell>
          <table:table-cell table:number-columns-repeated="68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1</text:p>
          </table:table-cell>
          <table:table-cell table:number-columns-repeated="67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1</text:p>
          </table:table-cell>
          <table:table-cell table:number-columns-repeated="66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ef get_pheno(self):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table:number-columns-repeated="65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f get_mode(self):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1</text:p>
          </table:table-cell>
          <table:table-cell table:number-columns-repeated="64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ef get_covariates(self):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1</text:p>
          </table:table-cell>
          <table:table-cell table:number-columns-repeated="6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ef __enter__(self):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1</text:p>
          </table:table-cell>
          <table:table-cell table:number-columns-repeated="6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ef __exit__(self, exc_type, exc_val, exc_tb):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1</text:p>
          </table:table-cell>
          <table:table-cell table:number-columns-repeated="60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ef __init__(self, expression, pheno, gene, pc_filter):</text:p>
          </table:table-cell>
        </table:table-row>
        <table:table-row table:style-name="ro3">
          <table:table-cell table:number-columns-repeated="46"/>
          <table:table-cell office:value-type="string" calcext:value-type="string">
            <text:p>1</text:p>
          </table:table-cell>
          <table:table-cell table:number-columns-repeated="59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47"/>
          <table:table-cell office:value-type="string" calcext:value-type="string">
            <text:p>1</text:p>
          </table:table-cell>
          <table:table-cell table:number-columns-repeated="58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1</text:p>
          </table:table-cell>
          <table:table-cell table:number-columns-repeated="57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ef get_pheno(self):</text:p>
          </table:table-cell>
        </table:table-row>
        <table:table-row table:style-name="ro3">
          <table:table-cell table:number-columns-repeated="49"/>
          <table:table-cell office:value-type="string" calcext:value-type="string">
            <text:p>1</text:p>
          </table:table-cell>
          <table:table-cell table:number-columns-repeated="56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ef get_mode(self):</text:p>
          </table:table-cell>
        </table:table-row>
        <table:table-row table:style-name="ro3">
          <table:table-cell table:number-columns-repeated="50"/>
          <table:table-cell office:value-type="string" calcext:value-type="string">
            <text:p>1</text:p>
          </table:table-cell>
          <table:table-cell table:number-columns-repeated="55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ef get_covariates(self):</text:p>
          </table:table-cell>
        </table:table-row>
        <table:table-row table:style-name="ro3">
          <table:table-cell table:number-columns-repeated="51"/>
          <table:table-cell table:number-columns-repeated="3" office:value-type="string" calcext:value-type="string">
            <text:p>0</text:p>
          </table:table-cell>
          <table:table-cell table:number-columns-repeated="5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ef _check_args_file(args):</text:p>
          </table:table-cell>
        </table:table-row>
        <table:table-row table:style-name="ro3">
          <table:table-cell table:number-columns-repeated="54"/>
          <table:table-cell table:number-columns-repeated="6" office:value-type="string" calcext:value-type="string">
            <text:p>0</text:p>
          </table:table-cell>
          <table:table-cell table:number-columns-repeated="46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ef expression_from_args(args, prediction_results=None):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0</text:p>
          </table:table-cell>
          <table:table-cell table:number-columns-repeated="45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f p_context_from_args(args, prediction_results=None):</text:p>
          </table:table-cell>
        </table:table-row>
        <table:table-row table:style-name="ro3">
          <table:table-cell table:number-columns-repeated="61"/>
          <table:table-cell table:number-columns-repeated="8" office:value-type="string" calcext:value-type="string">
            <text:p>0</text:p>
          </table:table-cell>
          <table:table-cell table:number-columns-repeated="37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ef _prepare_phenotype(context):</text:p>
          </table:table-cell>
        </table:table-row>
        <table:table-row table:style-name="ro3">
          <table:table-cell table:number-columns-repeated="69"/>
          <table:table-cell table:number-columns-repeated="3" office:value-type="string" calcext:value-type="string">
            <text:p>0</text:p>
          </table:table-cell>
          <table:table-cell table:number-columns-repeated="34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ef _pheno_from_file_and_column(path, column, na_rep=None):</text:p>
          </table:table-cell>
        </table:table-row>
        <table:table-row table:style-name="ro3">
          <table:table-cell table:number-columns-repeated="72"/>
          <table:table-cell table:number-columns-repeated="3" office:value-type="string" calcext:value-type="string">
            <text:p>0</text:p>
          </table:table-cell>
          <table:table-cell table:number-columns-repeated="31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ef _get_covariates(args):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0</text:p>
          </table:table-cell>
          <table:table-cell table:number-columns-repeated="30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ef _get_residual(pheno, covariates):</text:p>
          </table:table-cell>
        </table:table-row>
        <table:table-row table:style-name="ro3">
          <table:table-cell table:number-columns-repeated="77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ef update(self, gene, dosage, weight):</text:p>
          </table:table-cell>
        </table:table-row>
        <table:table-row table:style-name="ro3">
          <table:table-cell table:number-columns-repeated="78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ef store_prediction(self):</text:p>
          </table:table-cell>
        </table:table-row>
        <table:table-row table:style-name="ro3">
          <table:table-cell table:number-columns-repeated="79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ef summary(self):</text:p>
          </table:table-cell>
        </table:table-row>
        <table:table-row table:style-name="ro3">
          <table:table-cell table:number-columns-repeated="80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ef __enter__(self):</text:p>
          </table:table-cell>
        </table:table-row>
        <table:table-row table:style-name="ro3">
          <table:table-cell table:number-columns-repeated="81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f __exit__(self, type, value, traceback):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def __init__(self, samples, extra, output_path):</text:p>
          </table:table-cell>
        </table:table-row>
        <table:table-row table:style-name="ro3">
          <table:table-cell table:number-columns-repeated="84"/>
          <table:table-cell table:number-columns-repeated="3" office:value-type="string" calcext:value-type="string">
            <text:p>1</text:p>
          </table:table-cell>
          <table:table-cell table:number-columns-repeated="19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ef update(self, gene, dosage, weight):</text:p>
          </table:table-cell>
        </table:table-row>
        <table:table-row table:style-name="ro3">
          <table:table-cell table:number-columns-repeated="87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def store_prediction(self):</text:p>
          </table:table-cell>
        </table:table-row>
        <table:table-row table:style-name="ro3">
          <table:table-cell table:number-columns-repeated="88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ef summary(self):</text:p>
          </table:table-cell>
        </table:table-row>
        <table:table-row table:style-name="ro3">
          <table:table-cell table:number-columns-repeated="89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ef __enter__(self):</text:p>
          </table:table-cell>
        </table:table-row>
        <table:table-row table:style-name="ro3">
          <table:table-cell table:number-columns-repeated="90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def __exit__(self, exc_type, exc_value, traceback):</text:p>
          </table:table-cell>
        </table:table-row>
        <table:table-row table:style-name="ro3">
          <table:table-cell table:number-columns-repeated="92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def __init__(self, samples, extra, path):</text:p>
          </table:table-cell>
        </table:table-row>
        <table:table-row table:style-name="ro3">
          <table:table-cell table:number-columns-repeated="93"/>
          <table:table-cell table:number-columns-repeated="2" office:value-type="string" calcext:value-type="string">
            <text:p>1</text:p>
          </table:table-cell>
          <table:table-cell table:number-columns-repeated="11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def __enter__(self):</text:p>
          </table:table-cell>
        </table:table-row>
        <table:table-row table:style-name="ro3">
          <table:table-cell table:number-columns-repeated="95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ef __exit__(self, exc_type, exc_val, exc_tb):</text:p>
          </table:table-cell>
        </table:table-row>
        <table:table-row table:style-name="ro3">
          <table:table-cell table:number-columns-repeated="96"/>
          <table:table-cell table:number-columns-repeated="3" office:value-type="string" calcext:value-type="string">
            <text:p>1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ef store_prediction(self):</text:p>
          </table:table-cell>
        </table:table-row>
        <table:table-row table:style-name="ro3">
          <table:table-cell table:number-columns-repeated="99"/>
          <table:table-cell table:number-columns-repeated="3" office:value-type="string" calcext:value-type="string">
            <text:p>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def update(self, gene, dosage, weight):</text:p>
          </table:table-cell>
        </table:table-row>
        <table:table-row table:style-name="ro3">
          <table:table-cell table:number-columns-repeated="102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def summary(self):</text:p>
          </table:table-cell>
        </table:table-row>
        <table:table-row table:style-name="ro3">
          <table:table-cell table:number-columns-repeated="103"/>
          <table:table-cell table:number-columns-repeated="3" office:value-type="string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def summary_report(summary_data, extra):</text:p>
          </table:table-cell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10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10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10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10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m patsy import dmatrices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ort statsmodels.api as sm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10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MultiPrediXcanAssociation import Context as _MTPContext, MTPMode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10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PrediXcanAssociation import Context as _PContext, PMode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table:number-columns-repeated="10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metax import Exceptions, Utilities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table:number-columns-repeated="10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om ..expression import Expression, PlainTextExpression</text:p>
          </table:table-cell>
        </table:table-row>
        <table:table-row table:style-name="ro3">
          <table:table-cell office:value-type="string" calcext:value-type="string">
            <text:p>10</text:p>
          </table:table-cell>
          <table:table-cell table:number-columns-repeated="10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rom ..expression import HDF5Expression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1</text:p>
          </table:table-cell>
          <table:table-cell table:number-columns-repeated="10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mport h5py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0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10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</text:p>
          </table:table-cell>
          <table:table-cell table:number-columns-repeated="10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V</text:p>
          </table:table-cell>
          <table:table-cell table:number-columns-repeated="10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101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10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99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table:number-columns-repeated="98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97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S</text:p>
          </table:table-cell>
          <table:table-cell table:number-columns-repeated="9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S</text:p>
          </table:table-cell>
          <table:table-cell table:number-columns-repeated="95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S</text:p>
          </table:table-cell>
          <table:table-cell table:number-columns-repeated="9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S</text:p>
          </table:table-cell>
          <table:table-cell table:number-columns-repeated="9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S</text:p>
          </table:table-cell>
          <table:table-cell table:number-columns-repeated="9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91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 table:number-columns-repeated="9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89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S</text:p>
          </table:table-cell>
          <table:table-cell table:number-columns-repeated="88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S</text:p>
          </table:table-cell>
          <table:table-cell table:number-columns-repeated="87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S</text:p>
          </table:table-cell>
          <table:table-cell table:number-columns-repeated="86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S</text:p>
          </table:table-cell>
          <table:table-cell table:number-columns-repeated="85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S</text:p>
          </table:table-cell>
          <table:table-cell table:number-columns-repeated="84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table:number-columns-repeated="2" office:value-type="string" calcext:value-type="string">
            <text:p>V</text:p>
          </table:table-cell>
          <table:table-cell table:number-columns-repeated="8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S</text:p>
          </table:table-cell>
          <table:table-cell table:number-columns-repeated="81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5"/>
          <table:table-cell table:number-columns-repeated="4" office:value-type="string" calcext:value-type="string">
            <text:p>V</text:p>
          </table:table-cell>
          <table:table-cell table:number-columns-repeated="77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S</text:p>
          </table:table-cell>
          <table:table-cell table:number-columns-repeated="76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S</text:p>
          </table:table-cell>
          <table:table-cell table:number-columns-repeated="75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S</text:p>
          </table:table-cell>
          <table:table-cell table:number-columns-repeated="74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32"/>
          <table:table-cell table:number-columns-repeated="3" office:value-type="string" calcext:value-type="string">
            <text:p>V</text:p>
          </table:table-cell>
          <table:table-cell table:number-columns-repeated="71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S</text:p>
          </table:table-cell>
          <table:table-cell table:number-columns-repeated="7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S</text:p>
          </table:table-cell>
          <table:table-cell table:number-columns-repeated="69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S</text:p>
          </table:table-cell>
          <table:table-cell table:number-columns-repeated="68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S</text:p>
          </table:table-cell>
          <table:table-cell table:number-columns-repeated="67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S</text:p>
          </table:table-cell>
          <table:table-cell table:number-columns-repeated="66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S</text:p>
          </table:table-cell>
          <table:table-cell table:number-columns-repeated="65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S</text:p>
          </table:table-cell>
          <table:table-cell table:number-columns-repeated="64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42"/>
          <table:table-cell office:value-type="string" calcext:value-type="string">
            <text:p>S</text:p>
          </table:table-cell>
          <table:table-cell table:number-columns-repeated="6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43"/>
          <table:table-cell office:value-type="string" calcext:value-type="string">
            <text:p>S</text:p>
          </table:table-cell>
          <table:table-cell table:number-columns-repeated="62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44"/>
          <table:table-cell office:value-type="string" calcext:value-type="string">
            <text:p>S</text:p>
          </table:table-cell>
          <table:table-cell table:number-columns-repeated="61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45"/>
          <table:table-cell office:value-type="string" calcext:value-type="string">
            <text:p>S</text:p>
          </table:table-cell>
          <table:table-cell table:number-columns-repeated="60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6"/>
          <table:table-cell office:value-type="string" calcext:value-type="string">
            <text:p>S</text:p>
          </table:table-cell>
          <table:table-cell table:number-columns-repeated="59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47"/>
          <table:table-cell office:value-type="string" calcext:value-type="string">
            <text:p>S</text:p>
          </table:table-cell>
          <table:table-cell table:number-columns-repeated="58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48"/>
          <table:table-cell office:value-type="string" calcext:value-type="string">
            <text:p>S</text:p>
          </table:table-cell>
          <table:table-cell table:number-columns-repeated="57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49"/>
          <table:table-cell office:value-type="string" calcext:value-type="string">
            <text:p>S</text:p>
          </table:table-cell>
          <table:table-cell table:number-columns-repeated="56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50"/>
          <table:table-cell office:value-type="string" calcext:value-type="string">
            <text:p>S</text:p>
          </table:table-cell>
          <table:table-cell table:number-columns-repeated="55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51"/>
          <table:table-cell office:value-type="string" calcext:value-type="string">
            <text:p>S</text:p>
          </table:table-cell>
          <table:table-cell table:number-columns-repeated="54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52"/>
          <table:table-cell table:number-columns-repeated="2" office:value-type="string" calcext:value-type="string">
            <text:p>V</text:p>
          </table:table-cell>
          <table:table-cell table:number-columns-repeated="52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54"/>
          <table:table-cell office:value-type="string" calcext:value-type="string">
            <text:p>S</text:p>
          </table:table-cell>
          <table:table-cell table:number-columns-repeated="51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55"/>
          <table:table-cell table:number-columns-repeated="5" office:value-type="string" calcext:value-type="string">
            <text:p>V</text:p>
          </table:table-cell>
          <table:table-cell table:number-columns-repeated="46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60"/>
          <table:table-cell office:value-type="string" calcext:value-type="string">
            <text:p>S</text:p>
          </table:table-cell>
          <table:table-cell table:number-columns-repeated="45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61"/>
          <table:table-cell office:value-type="string" calcext:value-type="string">
            <text:p>S</text:p>
          </table:table-cell>
          <table:table-cell table:number-columns-repeated="44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62"/>
          <table:table-cell table:number-columns-repeated="2" office:value-type="string" calcext:value-type="string">
            <text:p>V</text:p>
          </table:table-cell>
          <table:table-cell table:number-columns-repeated="42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table:number-columns-repeated="66"/>
          <table:table-cell office:value-type="string" calcext:value-type="string">
            <text:p>E</text:p>
          </table:table-cell>
          <table:table-cell table:number-columns-repeated="39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table:number-columns-repeated="64"/>
          <table:table-cell table:number-columns-repeated="2" office:value-type="string" calcext:value-type="string">
            <text:p>V</text:p>
          </table:table-cell>
          <table:table-cell table:number-columns-repeated="40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67"/>
          <table:table-cell table:number-columns-repeated="2" office:value-type="string" calcext:value-type="string">
            <text:p>V</text:p>
          </table:table-cell>
          <table:table-cell table:number-columns-repeated="37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table:number-columns-repeated="69"/>
          <table:table-cell office:value-type="string" calcext:value-type="string">
            <text:p>S</text:p>
          </table:table-cell>
          <table:table-cell table:number-columns-repeated="3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70"/>
          <table:table-cell table:number-columns-repeated="2" office:value-type="string" calcext:value-type="string">
            <text:p>V</text:p>
          </table:table-cell>
          <table:table-cell table:number-columns-repeated="34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72"/>
          <table:table-cell office:value-type="string" calcext:value-type="string">
            <text:p>S</text:p>
          </table:table-cell>
          <table:table-cell table:number-columns-repeated="33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73"/>
          <table:table-cell table:number-columns-repeated="2" office:value-type="string" calcext:value-type="string">
            <text:p>V</text:p>
          </table:table-cell>
          <table:table-cell table:number-columns-repeated="31"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table:number-columns-repeated="75"/>
          <table:table-cell office:value-type="string" calcext:value-type="string">
            <text:p>S</text:p>
          </table:table-cell>
          <table:table-cell table:number-columns-repeated="30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76"/>
          <table:table-cell office:value-type="string" calcext:value-type="string">
            <text:p>S</text:p>
          </table:table-cell>
          <table:table-cell table:number-columns-repeated="29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table:number-columns-repeated="77"/>
          <table:table-cell office:value-type="string" calcext:value-type="string">
            <text:p>S</text:p>
          </table:table-cell>
          <table:table-cell table:number-columns-repeated="28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table:number-columns-repeated="78"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table:number-columns-repeated="79"/>
          <table:table-cell office:value-type="string" calcext:value-type="string">
            <text:p>S</text:p>
          </table:table-cell>
          <table:table-cell table:number-columns-repeated="26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3">
          <table:table-cell table:number-columns-repeated="80"/>
          <table:table-cell office:value-type="string" calcext:value-type="string">
            <text:p>S</text:p>
          </table:table-cell>
          <table:table-cell table:number-columns-repeated="25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table:number-columns-repeated="81"/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number-columns-repeated="82"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3">
          <table:table-cell table:number-columns-repeated="83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3">
          <table:table-cell table:number-columns-repeated="84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table:number-columns-repeated="85"/>
          <table:table-cell table:number-columns-repeated="2" office:value-type="string" calcext:value-type="string">
            <text:p>V</text:p>
          </table:table-cell>
          <table:table-cell table:number-columns-repeated="19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table:number-columns-repeated="87"/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3">
          <table:table-cell table:number-columns-repeated="88"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number-columns-repeated="89"/>
          <table:table-cell office:value-type="string" calcext:value-type="string">
            <text:p>S</text:p>
          </table:table-cell>
          <table:table-cell table:number-columns-repeated="16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3">
          <table:table-cell table:number-columns-repeated="90"/>
          <table:table-cell office:value-type="string" calcext:value-type="string">
            <text:p>S</text:p>
          </table:table-cell>
          <table:table-cell table:number-columns-repeated="15"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table:number-columns-repeated="91"/>
          <table:table-cell office:value-type="string" calcext:value-type="string">
            <text:p>S</text:p>
          </table:table-cell>
          <table:table-cell table:number-columns-repeated="14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3">
          <table:table-cell table:number-columns-repeated="92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3">
          <table:table-cell table:number-columns-repeated="93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table:number-columns-repeated="94"/>
          <table:table-cell office:value-type="string" calcext:value-type="string">
            <text:p>E</text:p>
          </table:table-cell>
          <table:table-cell table:number-columns-repeated="11"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3">
          <table:table-cell table:number-columns-repeated="95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3">
          <table:table-cell table:number-columns-repeated="96"/>
          <table:table-cell office:value-type="string" calcext:value-type="string">
            <text:p>S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number-columns-repeated="97"/>
          <table:table-cell table:number-columns-repeated="2" office:value-type="string" calcext:value-type="string">
            <text:p>V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3">
          <table:table-cell table:number-columns-repeated="99"/>
          <table:table-cell office:value-type="string" calcext:value-type="string">
            <text:p>S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3">
          <table:table-cell table:number-columns-repeated="100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3">
          <table:table-cell table:number-columns-repeated="102"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3">
          <table:table-cell table:number-columns-repeated="103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3">
          <table:table-cell table:number-columns-repeated="104"/>
          <table:table-cell table:number-columns-repeated="2" office:value-type="string" calcext:value-type="string">
            <text:p>V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2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args.mode in MTPMode.K_MODES)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hdf5_expression_folder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rgs.memory_efficient and args.expression_folder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7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expression_folder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pc_condition_number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1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pc_eigen_ratio</text:p>
          </table:table-cell>
        </table:table-row>
        <table:table-row table:style-name="ro3">
          <table:table-cell table:number-columns-repeated="5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2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args.mode in PMode.K_MODES))</text:p>
          </table:table-cell>
        </table:table-row>
        <table:table-row table:style-name="ro3">
          <table:table-cell table:number-columns-repeated="55"/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rediction_results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9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isinstance(prediction_results,BasicPredictionRepository)</text:p>
          </table:table-cell>
        </table:table-row>
        <table:table-row table:style-name="ro3">
          <table:table-cell table:number-columns-repeated="57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46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hdf5_expression_file</text:p>
          </table:table-cell>
        </table:table-row>
        <table:table-row table:style-name="ro3">
          <table:table-cell table:number-columns-repeated="5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6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expression_file</text:p>
          </table:table-cell>
        </table:table-row>
        <table:table-row table:style-name="ro3">
          <table:table-cell table:number-columns-repeated="6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2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ontext.args.mode == MTPMode.K_LOGISTIC)</text:p>
          </table:table-cell>
        </table:table-row>
        <table:table-row table:style-name="ro3">
          <table:table-cell table:number-columns-repeated="6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0"/>
          <table:table-cell office:value-type="float" office:value="13" calcext:value-type="float">
            <text:p>1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v.issubset({'0.0', '1.0', 'nan'})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7"/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ontext.args.covariates_file and context.args.covariates)</text:p>
          </table:table-cell>
        </table:table-row>
        <table:table-row table:style-name="ro3">
          <table:table-cell table:number-columns-repeated="7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4"/>
          <table:table-cell office:value-type="float" office:value="15" calcext:value-type="float">
            <text:p>1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na_rep)</text:p>
          </table:table-cell>
        </table:table-row>
        <table:table-row table:style-name="ro3">
          <table:table-cell table:number-columns-repeated="7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1"/>
          <table:table-cell office:value-type="float" office:value="16" calcext:value-type="float">
            <text:p>16</text:p>
          </table:table-cell>
          <table:table-cell office:value-type="string" calcext:value-type="string">
            <text:p>Implements: for c in columns</text:p>
          </table:table-cell>
          <table:table-cell office:value-type="string" calcext:value-type="string">
            <text:p>c is not None</text:p>
          </table:table-cell>
        </table:table-row>
        <table:table-row table:style-name="ro3">
          <table:table-cell table:number-columns-repeated="8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9"/>
          <table:table-cell office:value-type="float" office:value="17" calcext:value-type="float">
            <text:p>1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gene in self.genes))</text:p>
          </table:table-cell>
        </table:table-row>
        <table:table-row table:style-name="ro3">
          <table:table-cell table:number-columns-repeated="9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self.closed)</text:p>
          </table:table-cell>
        </table:table-row>
        <table:table-row table:style-name="ro3">
          <table:table-cell table:number-columns-repeated="10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gene in self.stats))</text:p>
          </table:table-cell>
        </table:table-row>
        <table:table-row table:style-name="ro3">
          <table:table-cell table:number-columns-repeated="10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lements: for (k, v) in summary_data.items()</text:p>
          </table:table-cell>
          <table:table-cell office:value-type="string" calcext:value-type="string">
            <text:p>(k, v) is not None</text:p>
          </table:table-cell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number-columns-repeated="10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66"/>
          <table:table-cell office:value-type="string" calcext:value-type="string">
            <text:p>X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94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10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ging.info('Could not import HDF5 expression'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ging.info('Could not import h5py module'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30"/>
          <table:table-cell office:value-type="string" calcext:value-type="string">
            <text:p>1</text:p>
          </table:table-cell>
          <table:table-cell table:number-columns-repeated="6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f.args = arg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2</text:p>
          </table:table-cell>
          <table:table-cell table:number-columns-repeated="30"/>
          <table:table-cell office:value-type="string" calcext:value-type="string">
            <text:p>2</text:p>
          </table:table-cell>
          <table:table-cell table:number-columns-repeated="69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f.mode = None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3</text:p>
          </table:table-cell>
          <table:table-cell table:number-columns-repeated="30"/>
          <table:table-cell office:value-type="string" calcext:value-type="string">
            <text:p>3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lf.covariates = None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4</text:p>
          </table:table-cell>
          <table:table-cell table:number-columns-repeated="30"/>
          <table:table-cell office:value-type="string" calcext:value-type="string">
            <text:p>4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lf.pheno = None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5</text:p>
          </table:table-cell>
          <table:table-cell table:number-columns-repeated="100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elf.pc_filter = _filter_from_args(args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6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20"/>
          <table:table-cell office:value-type="string" calcext:value-type="string">
            <text:p>5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60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lf.expression = expression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30"/>
          <table:table-cell office:value-type="string" calcext:value-type="string">
            <text:p>1</text:p>
          </table:table-cell>
          <table:table-cell table:number-columns-repeated="68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turn self.expression.get_genes(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30"/>
          <table:table-cell office:value-type="string" calcext:value-type="string">
            <text:p>1</text:p>
          </table:table-cell>
          <table:table-cell table:number-columns-repeated="6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turn self.expression.expression_for_gene(gene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7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turn self.pheno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30"/>
          <table:table-cell office:value-type="string" calcext:value-type="string">
            <text:p>1</text:p>
          </table:table-cell>
          <table:table-cell table:number-columns-repeated="65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turn self.mod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30"/>
          <table:table-cell office:value-type="string" calcext:value-type="string">
            <text:p>1</text:p>
          </table:table-cell>
          <table:table-cell table:number-columns-repeated="6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turn self.covariates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turn self.pc_filter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93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ogging.info('Entering Multi-tissue PrediXcan context'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2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6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elf.expression.enter(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3</text:p>
          </table:table-cell>
          <table:table-cell table:number-columns-repeated="29"/>
          <table:table-cell office:value-type="string" calcext:value-type="string">
            <text:p>2</text:p>
          </table:table-cell>
          <table:table-cell table:number-columns-repeated="63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_prepare_phenotype(self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4</text:p>
          </table:table-cell>
          <table:table-cell table:number-columns-repeated="29"/>
          <table:table-cell office:value-type="string" calcext:value-type="string">
            <text:p>3</text:p>
          </table:table-cell>
          <table:table-cell table:number-columns-repeated="37"/>
          <table:table-cell table:number-columns-repeated="2"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turn self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9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ogging.info('Exiting Multi-tissue PrediXcan context'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2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6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elf.expression.exit(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 table:number-columns-repeated="29"/>
          <table:table-cell office:value-type="string" calcext:value-type="string">
            <text:p>2</text:p>
          </table:table-cell>
          <table:table-cell table:number-columns-repeated="60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elf.pheno = pheno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</text:p>
          </table:table-cell>
          <table:table-cell table:number-columns-repeated="29"/>
          <table:table-cell office:value-type="string" calcext:value-type="string">
            <text:p>3</text:p>
          </table:table-cell>
          <table:table-cell table:number-columns-repeated="60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elf.gene = gene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</text:p>
          </table:table-cell>
          <table:table-cell table:number-columns-repeated="29"/>
          <table:table-cell office:value-type="string" calcext:value-type="string">
            <text:p>4</text:p>
          </table:table-cell>
          <table:table-cell table:number-columns-repeated="60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elf.pc_filter = pc_filter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59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turn [self.gene]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58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turn self.expression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1</text:p>
          </table:table-cell>
          <table:table-cell table:number-columns-repeated="56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turn MTPMode.K_LINEAR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5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aise Exceptions.InvalidArguments('Invalid mode'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80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ogging.info('Preparing expression from HDF5 files'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2</text:p>
          </table:table-cell>
          <table:table-cell table:number-columns-repeated="80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xpression = HDF5Expression.ExpressionManager(args.hdf5_expression_folder,args.expression_pattern,code_999=args.code_999,standardise=args.standardize_expression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79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ogging.info('Loading expression manager from text files (memory efficient)'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2</text:p>
          </table:table-cell>
          <table:table-cell table:number-columns-repeated="79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xpression = PlainTextExpression.ExpressionManagerMemoryEfficient(args.expression_folder,args.expression_pattern,standardise=args.standardize_expression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78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gging.info('Loading expression manager from text files'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2</text:p>
          </table:table-cell>
          <table:table-cell table:number-columns-repeated="78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expression = PlainTextExpression.ExpressionManager(args.expression_folder,args.expression_pattern,standardise=args.standardize_expression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30"/>
          <table:table-cell office:value-type="string" calcext:value-type="string">
            <text:p>1</text:p>
          </table:table-cell>
          <table:table-cell table:number-columns-repeated="46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aise RuntimeError('Could not build context from arguments')</text:p>
          </table:table-cell>
        </table:table-row>
        <table:table-row table:style-name="ro3">
          <table:table-cell table:number-columns-repeated="25"/>
          <table:table-cell table:number-columns-repeated="3" office:value-type="string" calcext:value-type="string">
            <text:p>3</text:p>
          </table:table-cell>
          <table:table-cell table:number-columns-repeated="27"/>
          <table:table-cell office:value-type="string" calcext:value-type="string">
            <text:p>3</text:p>
          </table:table-cell>
          <table:table-cell/>
          <table:table-cell table:number-columns-repeated="2" office:value-type="string" calcext:value-type="string">
            <text:p>3</text:p>
          </table:table-cell>
          <table:table-cell table:number-columns-repeated="47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turn expression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76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logging.info('Preparing Multi-Tissue PrediXcan context'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2</text:p>
          </table:table-cell>
          <table:table-cell table:number-columns-repeated="76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_check_args(args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3</text:p>
          </table:table-cell>
          <table:table-cell table:number-columns-repeated="76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expression = _expression_manager_from_args(args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4</text:p>
          </table:table-cell>
          <table:table-cell table:number-columns-repeated="76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ontext = MTPContext(args,expression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5</text:p>
          </table:table-cell>
          <table:table-cell table:number-columns-repeated="30"/>
          <table:table-cell office:value-type="string" calcext:value-type="string">
            <text:p>4</text:p>
          </table:table-cell>
          <table:table-cell table:number-columns-repeated="4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 context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75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_max = numpy.max(s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2</text:p>
          </table:table-cell>
          <table:table-cell table:number-columns-repeated="75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turn [i for (i, x) in enumerate(s) if (x &gt;= (s_max * ratio))]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73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turn (lambda x: _filter_eigen_values_from_max(x,(1.0 / args.pc_condition_number))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72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turn (lambda x: _filter_eigen_values_from_max(x,args.pc_eigen_ratio)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55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turn None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1</text:p>
          </table:table-cell>
          <table:table-cell table:number-columns-repeated="50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logging.info('Preparing PrediXcan context from data'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2</text:p>
          </table:table-cell>
          <table:table-cell table:number-columns-repeated="50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expression = Expression.ExpressionFromData(prediction_results.genes)</text:p>
          </table:table-cell>
        </table:table-row>
        <table:table-row table:style-name="ro3">
          <table:table-cell table:number-columns-repeated="56"/>
          <table:table-cell office:value-type="string" calcext:value-type="string">
            <text:p>1</text:p>
          </table:table-cell>
          <table:table-cell table:number-columns-repeated="49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aise Exceptions.ReportableException('Invalid prediction results')</text:p>
          </table:table-cell>
        </table:table-row>
        <table:table-row table:style-name="ro3">
          <table:table-cell table:number-columns-repeated="57"/>
          <table:table-cell office:value-type="string" calcext:value-type="string">
            <text:p>1</text:p>
          </table:table-cell>
          <table:table-cell table:number-columns-repeated="48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logging.info('Preparing PrediXcan HDF5 context')</text:p>
          </table:table-cell>
        </table:table-row>
        <table:table-row table:style-name="ro3">
          <table:table-cell table:number-columns-repeated="57"/>
          <table:table-cell office:value-type="string" calcext:value-type="string">
            <text:p>2</text:p>
          </table:table-cell>
          <table:table-cell table:number-columns-repeated="48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xpression = HDF5Expression.Expression(args.hdf5_expression_file)</text:p>
          </table:table-cell>
        </table:table-row>
        <table:table-row table:style-name="ro3">
          <table:table-cell table:number-columns-repeated="58"/>
          <table:table-cell office:value-type="string" calcext:value-type="string">
            <text:p>1</text:p>
          </table:table-cell>
          <table:table-cell table:number-columns-repeated="47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logging.info('Preparing PrediXcan context')</text:p>
          </table:table-cell>
        </table:table-row>
        <table:table-row table:style-name="ro3">
          <table:table-cell table:number-columns-repeated="58"/>
          <table:table-cell office:value-type="string" calcext:value-type="string">
            <text:p>2</text:p>
          </table:table-cell>
          <table:table-cell table:number-columns-repeated="47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expression = PlainTextExpression.Expression(args.expression_file)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1</text:p>
          </table:table-cell>
          <table:table-cell table:number-columns-repeated="45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_check_args_file(args)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2</text:p>
          </table:table-cell>
          <table:table-cell table:number-columns-repeated="45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expression = expression_from_args(args,prediction_results)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3</text:p>
          </table:table-cell>
          <table:table-cell table:number-columns-repeated="45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ntext = PContext(args,expression)</text:p>
          </table:table-cell>
        </table:table-row>
        <table:table-row table:style-name="ro3">
          <table:table-cell table:number-columns-repeated="61"/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ogging.info('Accquiring phenotype')</text:p>
          </table:table-cell>
        </table:table-row>
        <table:table-row table:style-name="ro3">
          <table:table-cell table:number-columns-repeated="61"/>
          <table:table-cell office:value-type="string" calcext:value-type="string">
            <text:p>2</text:p>
          </table:table-cell>
          <table:table-cell table:number-columns-repeated="44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context.pheno = _pheno_from_file_and_column(context.args.input_phenos_file,context.args.input_phenos_column,context.args.input_phenos_na_values)</text:p>
          </table:table-cell>
        </table:table-row>
        <table:table-row table:style-name="ro3">
          <table:table-cell table:number-columns-repeated="62"/>
          <table:table-cell office:value-type="string" calcext:value-type="string">
            <text:p>1</text:p>
          </table:table-cell>
          <table:table-cell table:number-columns-repeated="43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v = set([str(float(x)) for x in context.pheno])</text:p>
          </table:table-cell>
        </table:table-row>
        <table:table-row table:style-name="ro3">
          <table:table-cell table:number-columns-repeated="64"/>
          <table:table-cell office:value-type="string" calcext:value-type="string">
            <text:p>1</text:p>
          </table:table-cell>
          <table:table-cell table:number-columns-repeated="41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aise Exceptions.InvalidArguments('Logistic regression was asked but phenotype is not binomial')</text:p>
          </table:table-cell>
        </table:table-row>
        <table:table-row table:style-name="ro3">
          <table:table-cell table:number-columns-repeated="66"/>
          <table:table-cell office:value-type="string" calcext:value-type="string">
            <text:p>1</text:p>
          </table:table-cell>
          <table:table-cell table:number-columns-repeated="39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aise Exceptions.InvalidArguments('Logistic regression: could not parse phenotype')</text:p>
          </table:table-cell>
        </table:table-row>
        <table:table-row table:style-name="ro3">
          <table:table-cell table:number-columns-repeated="6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ontext.mode = context.args.mode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ontext.mode = MTPMode.K_LINEAR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2</text:p>
          </table:table-cell>
          <table:table-cell table:number-columns-repeated="38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logging.info('Acquiring covariates'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3</text:p>
          </table:table-cell>
          <table:table-cell table:number-columns-repeated="38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ontext.covariates = _get_covariates(context.args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4</text:p>
          </table:table-cell>
          <table:table-cell table:number-columns-repeated="38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logging.info('Replacing phenotype with residuals'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5</text:p>
          </table:table-cell>
          <table:table-cell table:number-columns-repeated="38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ontext.pheno = _get_residual(context.pheno,context.covariates)</text:p>
          </table:table-cell>
        </table:table-row>
        <table:table-row table:style-name="ro3">
          <table:table-cell table:number-columns-repeated="69"/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x = pandas.read_table(path,usecols=[column],sep='\\s+',na_values=na_rep)</text:p>
          </table:table-cell>
        </table:table-row>
        <table:table-row table:style-name="ro3">
          <table:table-cell table:number-columns-repeated="69"/>
          <table:table-cell office:value-type="string" calcext:value-type="string">
            <text:p>2</text:p>
          </table:table-cell>
          <table:table-cell table:number-columns-repeated="36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 = x[column]</text:p>
          </table:table-cell>
        </table:table-row>
        <table:table-row table:style-name="ro3">
          <table:table-cell table:number-columns-repeated="70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.loc[numpy.isclose(p,(- 999.0),atol=0.001,rtol=0)] = numpy.nan</text:p>
          </table:table-cell>
        </table:table-row>
        <table:table-row table:style-name="ro3">
          <table:table-cell table:number-columns-repeated="70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 = p.values</text:p>
          </table:table-cell>
        </table:table-row>
        <table:table-row table:style-name="ro3">
          <table:table-cell table:number-columns-repeated="70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34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turn p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ovariates = pandas.read_table(args.covariates_file,sep='\\s+')[args.covariates]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2</text:p>
          </table:table-cell>
          <table:table-cell table:number-columns-repeated="33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olumns = covariates.columns.values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3</text:p>
          </table:table-cell>
          <table:table-cell table:number-columns-repeated="33"/>
          <table:table-cell office:value-type="float" office:value="74" calcext:value-type="float">
            <text:p>74</text:p>
          </table:table-cell>
          <table:table-cell office:value-type="string" calcext:value-type="string">
            <text:p>Implements: for c in columns</text:p>
          </table:table-cell>
          <table:table-cell office:value-type="string" calcext:value-type="string">
            <text:p>xXx__iter_82=iter(columns)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2"/>
          <table:table-cell office:value-type="float" office:value="75" calcext:value-type="float">
            <text:p>75</text:p>
          </table:table-cell>
          <table:table-cell office:value-type="string" calcext:value-type="string">
            <text:p>Implements: for c in columns</text:p>
          </table:table-cell>
          <table:table-cell office:value-type="string" calcext:value-type="string">
            <text:p>c=next(xXx__iter_82,None)</text:p>
          </table:table-cell>
        </table:table-row>
        <table:table-row table:style-name="ro3">
          <table:table-cell table:number-columns-repeated="73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ovariates.loc[(numpy.isclose(covariates[c],(- 999.0),atol=0.001,rtol=0), c)] = numpy.nan</text:p>
          </table:table-cell>
        </table:table-row>
        <table:table-row table:style-name="ro3">
          <table:table-cell table:number-columns-repeated="74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turn covariates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e = pandas.DataFrame(covariates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2</text:p>
          </table:table-cell>
          <table:table-cell table:number-columns-repeated="30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e['order'] = range(0,e.shape[0]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3</text:p>
          </table:table-cell>
          <table:table-cell table:number-columns-repeated="30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['pheno'] = pheno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4</text:p>
          </table:table-cell>
          <table:table-cell table:number-columns-repeated="30"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e_ = e.dropna(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5</text:p>
          </table:table-cell>
          <table:table-cell table:number-columns-repeated="30"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e_ = e_[e_.columns[(~ (e_ == 0).all())]]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6</text:p>
          </table:table-cell>
          <table:table-cell table:number-columns-repeated="30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keys = list(e_.columns.values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7</text:p>
          </table:table-cell>
          <table:table-cell table:number-columns-repeated="30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keys.remove('pheno'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8</text:p>
          </table:table-cell>
          <table:table-cell table:number-columns-repeated="30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keys.remove('order'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9</text:p>
          </table:table-cell>
          <table:table-cell table:number-columns-repeated="30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(y, X) = dmatrices('pheno ~ {}'.format(' + '.join(keys)),data=e_,return_type='dataframe'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10</text:p>
          </table:table-cell>
          <table:table-cell table:number-columns-repeated="30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odel = sm.OLS(y,X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11</text:p>
          </table:table-cell>
          <table:table-cell table:number-columns-repeated="30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sult = model.fit(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12</text:p>
          </table:table-cell>
          <table:table-cell table:number-columns-repeated="30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e_['residual'] = result.resid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13</text:p>
          </table:table-cell>
          <table:table-cell table:number-columns-repeated="30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 = e.merge(e_[['order', 'residual']],on='order',how='left'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14</text:p>
          </table:table-cell>
          <table:table-cell table:number-columns-repeated="30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turn e['residual']</text:p>
          </table:table-cell>
        </table:table-row>
        <table:table-row table:style-name="ro3">
          <table:table-cell table:number-columns-repeated="77"/>
          <table:table-cell table:number-columns-repeated="3" office:value-type="string" calcext:value-type="string">
            <text:p>1</text:p>
          </table:table-cell>
          <table:table-cell table:number-columns-repeated="26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aise Exceptions.NotImplemented('gene_repository is not implemented')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self.genes = {}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self.samples = samples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3</text:p>
          </table:table-cell>
          <table:table-cell table:number-columns-repeated="8"/>
          <table:table-cell office:value-type="string" calcext:value-type="string">
            <text:p>10</text:p>
          </table:table-cell>
          <table:table-cell table:number-columns-repeated="13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elf.stats = {}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4</text:p>
          </table:table-cell>
          <table:table-cell table:number-columns-repeated="8"/>
          <table:table-cell office:value-type="string" calcext:value-type="string">
            <text:p>3</text:p>
          </table:table-cell>
          <table:table-cell table:number-columns-repeated="13"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elf.extra = extra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5</text:p>
          </table:table-cell>
          <table:table-cell table:number-columns-repeated="22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self.output_path = output_path</text:p>
          </table:table-cell>
        </table:table-row>
        <table:table-row table:style-name="ro3">
          <table:table-cell table:number-columns-repeated="85"/>
          <table:table-cell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self.stats[gene] = [1]</text:p>
          </table:table-cell>
        </table:table-row>
        <table:table-row table:style-name="ro3">
          <table:table-cell table:number-columns-repeated="85"/>
          <table:table-cell office:value-type="string" calcext:value-type="string">
            <text:p>2</text:p>
          </table:table-cell>
          <table:table-cell table:number-columns-repeated="20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self.genes[gene] = (weight * dosage)</text:p>
          </table:table-cell>
        </table:table-row>
        <table:table-row table:style-name="ro3">
          <table:table-cell table:number-columns-repeated="86"/>
          <table:table-cell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lf.stats[gene][0] += 1</text:p>
          </table:table-cell>
        </table:table-row>
        <table:table-row table:style-name="ro3">
          <table:table-cell table:number-columns-repeated="86"/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self.genes[gene] += (weight * dosage)</text:p>
          </table:table-cell>
        </table:table-row>
        <table:table-row table:style-name="ro3">
          <table:table-cell table:number-columns-repeated="87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logging.info('Saving prediction as a text file')</text:p>
          </table:table-cell>
        </table:table-row>
        <table:table-row table:style-name="ro3">
          <table:table-cell table:number-columns-repeated="87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d = pandas.DataFrame(self.genes)</text:p>
          </table:table-cell>
        </table:table-row>
        <table:table-row table:style-name="ro3">
          <table:table-cell table:number-columns-repeated="87"/>
          <table:table-cell office:value-type="string" calcext:value-type="string">
            <text:p>3</text:p>
          </table:table-cell>
          <table:table-cell table:number-columns-repeated="18"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sult = pandas.concat([self.samples, d],axis=1,sort=False)</text:p>
          </table:table-cell>
        </table:table-row>
        <table:table-row table:style-name="ro3">
          <table:table-cell table:number-columns-repeated="87"/>
          <table:table-cell office:value-type="string" calcext:value-type="string">
            <text:p>4</text:p>
          </table:table-cell>
          <table:table-cell table:number-columns-repeated="18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Utilities.save_dataframe(result,self.output_path)</text:p>
          </table:table-cell>
        </table:table-row>
        <table:table-row table:style-name="ro3">
          <table:table-cell table:number-columns-repeated="88"/>
          <table:table-cell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turn summary_report(self.stats,self.extra)</text:p>
          </table:table-cell>
        </table:table-row>
        <table:table-row table:style-name="ro3">
          <table:table-cell table:number-columns-repeated="89"/>
          <table:table-cell table:number-columns-repeated="2" office:value-type="string" calcext:value-type="string">
            <text:p>1</text:p>
          </table:table-cell>
          <table:table-cell table:number-columns-repeated="15"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92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self.path = path</text:p>
          </table:table-cell>
        </table:table-row>
        <table:table-row table:style-name="ro3">
          <table:table-cell table:number-columns-repeated="92"/>
          <table:table-cell office:value-type="string" calcext:value-type="string">
            <text:p>4</text:p>
          </table:table-cell>
          <table:table-cell table:number-columns-repeated="13"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self.genes_index = None</text:p>
          </table:table-cell>
        </table:table-row>
        <table:table-row table:style-name="ro3">
          <table:table-cell table:number-columns-repeated="92"/>
          <table:table-cell office:value-type="string" calcext:value-type="string">
            <text:p>5</text:p>
          </table:table-cell>
          <table:table-cell table:number-columns-repeated="13"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self.h5 = None</text:p>
          </table:table-cell>
        </table:table-row>
        <table:table-row table:style-name="ro3">
          <table:table-cell table:number-columns-repeated="92"/>
          <table:table-cell office:value-type="string" calcext:value-type="string">
            <text:p>6</text:p>
          </table:table-cell>
          <table:table-cell table:number-columns-repeated="13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elf.d_genes = None</text:p>
          </table:table-cell>
        </table:table-row>
        <table:table-row table:style-name="ro3">
          <table:table-cell table:number-columns-repeated="92"/>
          <table:table-cell office:value-type="string" calcext:value-type="string">
            <text:p>7</text:p>
          </table:table-cell>
          <table:table-cell table:number-columns-repeated="13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self.d_prediction = None</text:p>
          </table:table-cell>
        </table:table-row>
        <table:table-row table:style-name="ro3">
          <table:table-cell table:number-columns-repeated="92"/>
          <table:table-cell office:value-type="string" calcext:value-type="string">
            <text:p>8</text:p>
          </table:table-cell>
          <table:table-cell table:number-columns-repeated="13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self.d_computed = None</text:p>
          </table:table-cell>
        </table:table-row>
        <table:table-row table:style-name="ro3">
          <table:table-cell table:number-columns-repeated="92"/>
          <table:table-cell office:value-type="string" calcext:value-type="string">
            <text:p>9</text:p>
          </table:table-cell>
          <table:table-cell table:number-columns-repeated="13"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elf.d_samples = None</text:p>
          </table:table-cell>
        </table:table-row>
        <table:table-row table:style-name="ro3">
          <table:table-cell table:number-columns-repeated="92"/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10"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self.closed = True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logging.log(9,'Creating HDF5 prediction repository'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self.h5 = h5py.File(self.path,'w'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3</text:p>
          </table:table-cell>
          <table:table-cell table:number-columns-repeated="12"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n_genes = self.extra.shape[0]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4</text:p>
          </table:table-cell>
          <table:table-cell table:number-columns-repeated="12"/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n_samples = self.samples.shape[0]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5</text:p>
          </table:table-cell>
          <table:table-cell table:number-columns-repeated="12"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n_genes_chunk = numpy.min((n_genes, 10)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6</text:p>
          </table:table-cell>
          <table:table-cell table:number-columns-repeated="12"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logging.log(9,'Creating prediction dataset'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7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self.d_prediction = self.h5.create_dataset('pred_expr',shape=(n_genes, n_samples),chunks=(n_genes_chunk, n_samples),dtype=numpy.dtype('float32'),scaleoffset=4,compression='gzip'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8</text:p>
          </table:table-cell>
          <table:table-cell table:number-columns-repeated="12"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elf.d_computed = self.h5.create_dataset('computed',(n_genes,),dtype=int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9</text:p>
          </table:table-cell>
          <table:table-cell table:number-columns-repeated="12"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logging.log(9,'Creating genes'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0</text:p>
          </table:table-cell>
          <table:table-cell table:number-columns-repeated="12"/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dt = h5py.string_dtype()</text:p>
          </table:table-cell>
        </table:table-row>
        <table:table-row table:style-name="ro3">
          <table:table-cell table:number-columns-repeated="94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logging.info('h5py data initialization failed, last-ditch attempt')</text:p>
          </table:table-cell>
        </table:table-row>
        <table:table-row table:style-name="ro3">
          <table:table-cell table:number-columns-repeated="94"/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dt = h5py.special_dtype(vlen=str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 table:number-columns-repeated="11"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elf.d_genes = self.h5.create_dataset('genes',(n_genes,),dtype=dt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table:number-columns-repeated="11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self.d_genes[:] = list(map(str,self.extra.gene)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3</text:p>
          </table:table-cell>
          <table:table-cell office:value-type="string" calcext:value-type="string">
            <text:p>5</text:p>
          </table:table-cell>
          <table:table-cell table:number-columns-repeated="11"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self.genes_index = {x:i for (i, x) in enumerate(self.extra.gene)}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4</text:p>
          </table:table-cell>
          <table:table-cell office:value-type="string" calcext:value-type="string">
            <text:p>6</text:p>
          </table:table-cell>
          <table:table-cell table:number-columns-repeated="11"/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logging.log(9,'Creating samples'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table:number-columns-repeated="11"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self.d_samples = self.h5.create_dataset('samples',(n_samples,),dtype=dt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table:number-columns-repeated="11"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self.d_samples[:] = list(map(str,self.samples.IID)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7</text:p>
          </table:table-cell>
          <table:table-cell office:value-type="string" calcext:value-type="string">
            <text:p>9</text:p>
          </table:table-cell>
          <table:table-cell table:number-columns-repeated="11"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logging.log(9,'created HDF5 prediction repository')</text:p>
          </table:table-cell>
        </table:table-row>
        <table:table-row table:style-name="ro3">
          <table:table-cell table:number-columns-repeated="93"/>
          <table:table-cell office:value-type="string" calcext:value-type="string">
            <text:p>18</text:p>
          </table:table-cell>
          <table:table-cell office:value-type="string" calcext:value-type="string">
            <text:p>10</text:p>
          </table:table-cell>
          <table:table-cell table:number-columns-repeated="11"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self.closed = False</text:p>
          </table:table-cell>
        </table:table-row>
        <table:table-row table:style-name="ro3">
          <table:table-cell table:number-columns-repeated="9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ogging.log(9,'closing HDF5 prediction repository')</text:p>
          </table:table-cell>
        </table:table-row>
        <table:table-row table:style-name="ro3">
          <table:table-cell table:number-columns-repeated="95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self.h5.file.close()</text:p>
          </table:table-cell>
        </table:table-row>
        <table:table-row table:style-name="ro3">
          <table:table-cell table:number-columns-repeated="100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self.d_prediction[self.genes_index[gene], :] = (weight * dosage)</text:p>
          </table:table-cell>
        </table:table-row>
        <table:table-row table:style-name="ro3">
          <table:table-cell table:number-columns-repeated="100"/>
          <table:table-cell office:value-type="string" calcext:value-type="string">
            <text:p>3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self.d_computed[self.genes_index[gene]] = 1</text:p>
          </table:table-cell>
        </table:table-row>
        <table:table-row table:style-name="ro3">
          <table:table-cell table:number-columns-repeated="101"/>
          <table:table-cell office:value-type="string" calcext:value-type="string">
            <text:p>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self.d_prediction[self.genes_index[gene], :] += (weight * dosage)</text:p>
          </table:table-cell>
        </table:table-row>
        <table:table-row table:style-name="ro3">
          <table:table-cell table:number-columns-repeated="103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s = []</text:p>
          </table:table-cell>
        </table:table-row>
        <table:table-row table:style-name="ro3">
          <table:table-cell table:number-columns-repeated="103"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Implements: for (k, v) in summary_data.items()</text:p>
          </table:table-cell>
          <table:table-cell office:value-type="string" calcext:value-type="string">
            <text:p>xXx__iter_116=iter(summary_data.items())</text:p>
          </table:table-cell>
        </table:table-row>
        <table:table-row table:style-name="ro3">
          <table:table-cell table:number-columns-repeated="103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Implements: for (k, v) in summary_data.items()</text:p>
          </table:table-cell>
          <table:table-cell office:value-type="string" calcext:value-type="string">
            <text:p>(k, v)=next(xXx__iter_116,None)</text:p>
          </table:table-cell>
        </table:table-row>
        <table:table-row table:style-name="ro3">
          <table:table-cell table:number-columns-repeated="104"/>
          <table:table-cell office:value-type="string" calcext:value-type="string">
            <text:p>1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s.append((k, v[0]))</text:p>
          </table:table-cell>
        </table:table-row>
        <table:table-row table:style-name="ro3">
          <table:table-cell table:number-columns-repeated="105"/>
          <table:table-cell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s = pandas.DataFrame(s,columns=['gene', 'n_snps_used'])</text:p>
          </table:table-cell>
        </table:table-row>
        <table:table-row table:style-name="ro3">
          <table:table-cell table:number-columns-repeated="105"/>
          <table:table-cell office:value-type="string" calcext:value-type="string">
            <text:p>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s = extra.merge(s,on='gene',how='left')[['gene', 'gene_name', 'n_snps_in_model', 'n_snps_used', 'pred_perf_r2', 'pred_perf_pval']]</text:p>
          </table:table-cell>
        </table:table-row>
        <table:table-row table:style-name="ro3">
          <table:table-cell table:number-columns-repeated="105"/>
          <table:table-cell office:value-type="string" calcext:value-type="string">
            <text:p>3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turn s</text:p>
          </table:table-cell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106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106" table:style-name="ce66" office:value-type="string" calcext:value-type="string">
            <text:p>{}</text:p>
          </table:table-cell>
          <table:table-cell table:number-columns-repeated="3" office:value-type="string" calcext:value-type="string">
            <text:p>{}</text:p>
          </table:table-cell>
        </table:table-row>
        <table:named-expressions>
          <table:named-range table:name="ACTION" table:base-cell-address="$Utilities.$A$305" table:cell-range-address="$Utilities.$A$305:.$DE$452"/>
          <table:named-range table:name="ACTIONELSE" table:base-cell-address="$Utilities.$A$455" table:cell-range-address="$Utilities.$A$455:.$DE$455"/>
          <table:named-range table:name="ACTIONEXCEPT" table:base-cell-address="$Utilities.$A$454" table:cell-range-address="$Utilities.$A$454:.$DE$454"/>
          <table:named-range table:name="ACTIONFINALLY" table:base-cell-address="$Utilities.$A$456" table:cell-range-address="$Utilities.$A$456:.$DE$456"/>
          <table:named-range table:name="ACTIONTRY" table:base-cell-address="$Utilities.$A$453" table:cell-range-address="$Utilities.$A$453:.$DE$453"/>
          <table:named-range table:name="CLASS" table:base-cell-address="$Utilities.$A$111" table:cell-range-address="$Utilities.$A$111:.$DE$118"/>
          <table:named-range table:name="CONDITION" table:base-cell-address="$Utilities.$A$279" table:cell-range-address="$Utilities.$A$279:.$DE$299"/>
          <table:named-range table:name="EVENT" table:base-cell-address="$Utilities.$A$192" table:cell-range-address="$Utilities.$A$192:.$DE$278"/>
          <table:named-range table:name="EXCEPT" table:base-cell-address="$Utilities.$A$110" table:cell-range-address="$Utilities.$A$110:.$DE$110"/>
          <table:named-range table:name="EXCEPTION" table:base-cell-address="$Utilities.$A$300" table:cell-range-address="$Utilities.$A$300:.$DE$304"/>
          <table:named-range table:name="INCLUDE" table:base-cell-address="$Utilities.$A$179" table:cell-range-address="$Utilities.$A$179:.$DE$191"/>
          <table:named-range table:name="METHOD" table:base-cell-address="$Utilities.$A$119" table:cell-range-address="$Utilities.$A$119:.$DE$178"/>
          <table:named-range table:name="NEXT" table:base-cell-address="$Utilities.$A$109" table:cell-range-address="$Utilities.$A$109:.$DE$109"/>
          <table:named-range table:name="RULE" table:base-cell-address="$Utilities.$A$2" table:cell-range-address="$Utilities.$A$2:.$DE$108"/>
        </table:named-expressions>
      </table:table>
      <table:table table:name="Simulation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81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24.2547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4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4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4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4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4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4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4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4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5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5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table:number-columns-repeated="5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table:number-columns-repeated="5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5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table:number-columns-repeated="5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5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5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5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table:number-columns-repeated="5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6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table:number-columns-repeated="6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table:number-columns-repeated="6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table:number-columns-repeated="6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3">
          <table:table-cell table:number-columns-repeated="6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table:number-columns-repeated="6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number-columns-repeated="6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3">
          <table:table-cell table:number-columns-repeated="6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3">
          <table:table-cell table:number-columns-repeated="6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table:number-columns-repeated="6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table:number-columns-repeated="7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3">
          <table:table-cell table:number-columns-repeated="7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number-columns-repeated="7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3">
          <table:table-cell table:number-columns-repeated="7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table:number-columns-repeated="7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3">
          <table:table-cell table:number-columns-repeated="7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3">
          <table:table-cell table:number-columns-repeated="7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table:number-columns-repeated="7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3">
          <table:table-cell table:number-columns-repeated="78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3">
          <table:table-cell table:number-columns-repeated="79"/>
          <table:table-cell office:value-type="string" calcext:value-type="string">
            <text:p>x</text:p>
          </table:table-cell>
          <table:table-cell table:style-name="ce70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number-columns-repeated="80"/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3">
          <table:table-cell table:number-columns-repeated="8" table:style-name="ce64" office:value-type="string" calcext:value-type="string">
            <text:p>0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1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2</text:p>
          </table:table-cell>
          <table:table-cell table:style-name="ce64" office:value-type="string" calcext:value-type="string">
            <text:p>13</text:p>
          </table:table-cell>
          <table:table-cell table:number-columns-repeated="2" table:style-name="ce64" office:value-type="string" calcext:value-type="string">
            <text:p>14</text:p>
          </table:table-cell>
          <table:table-cell table:number-columns-repeated="2" table:style-name="ce64" office:value-type="string" calcext:value-type="string">
            <text:p>13</text:p>
          </table:table-cell>
          <table:table-cell table:number-columns-repeated="9" table:style-name="ce64" office:value-type="string" calcext:value-type="string">
            <text:p>0</text:p>
          </table:table-cell>
          <table:table-cell table:style-name="ce64" office:value-type="string" calcext:value-type="string">
            <text:p>23</text:p>
          </table:table-cell>
          <table:table-cell table:style-name="ce64" office:value-type="string" calcext:value-type="string">
            <text:p>0</text:p>
          </table:table-cell>
          <table:table-cell table:number-columns-repeated="3" table:style-name="ce64" office:value-type="string" calcext:value-type="string">
            <text:p>24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4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2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9</text:p>
          </table:table-cell>
          <table:table-cell table:style-name="ce64" office:value-type="string" calcext:value-type="string">
            <text:p>30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29</text:p>
          </table:table-cell>
          <table:table-cell table:style-name="ce64" office:value-type="string" calcext:value-type="string">
            <text:p>32</text:p>
          </table:table-cell>
          <table:table-cell table:style-name="ce64" office:value-type="string" calcext:value-type="string">
            <text:p>33</text:p>
          </table:table-cell>
          <table:table-cell table:number-columns-repeated="2" table:style-name="ce64" office:value-type="string" calcext:value-type="string">
            <text:p>32</text:p>
          </table:table-cell>
          <table:table-cell table:style-name="ce64" office:value-type="string" calcext:value-type="string">
            <text:p>33</text:p>
          </table:table-cell>
          <table:table-cell table:number-columns-repeated="4" table:style-name="ce64" office:value-type="string" calcext:value-type="string">
            <text:p>0</text:p>
          </table:table-cell>
          <table:table-cell table:style-name="ce64" office:value-type="string" calcext:value-type="string">
            <text:p>37</text:p>
          </table:table-cell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43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4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6</text:p>
          </table:table-cell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4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9</text:p>
          </table:table-cell>
          <table:table-cell table:style-name="ce64" office:value-type="string" calcext:value-type="string">
            <text:p>50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50</text:p>
          </table:table-cell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81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18" office:value-type="string" calcext:value-type="string">
            <text:p>0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Context(object):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0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PhenotypeGenerator(object):</text:p>
          </table:table-cell>
        </table:table-row>
        <table:table-row table:style-name="ro3">
          <table:table-cell table:number-columns-repeated="22"/>
          <table:table-cell table:number-columns-repeated="3" office:value-type="string" calcext:value-type="string">
            <text:p>0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 RandomPhenotypeGenerator(PhenotypeGenerator):</text:p>
          </table:table-cell>
        </table:table-row>
        <table:table-row table:style-name="ro3">
          <table:table-cell table:number-columns-repeated="25"/>
          <table:table-cell table:number-columns-repeated="10" office:value-type="string" calcext:value-type="string">
            <text:p>0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ass LinearCombinationPhenotypeGenerator(PhenotypeGenerator):</text:p>
          </table:table-cell>
        </table:table-row>
        <table:table-row table:style-name="ro3">
          <table:table-cell table:number-columns-repeated="35"/>
          <table:table-cell table:number-columns-repeated="10" office:value-type="string" calcext:value-type="string">
            <text:p>0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ass CombinationOfCorrelatedPhenotypeGenerator(PhenotypeGenerator):</text:p>
          </table:table-cell>
        </table:table-row>
        <table:table-row table:style-name="ro3">
          <table:table-cell table:number-columns-repeated="52"/>
          <table:table-cell table:number-columns-repeated="8" office:value-type="string" calcext:value-type="string">
            <text:p>0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ass SExpressionManager(Expression.ExpressionManager):</text:p>
          </table:table-cell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mp_callback(gene, model, result, vt_projection, variance, model_keys, coefs, save)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__init__(self, expression_manager, phenotype_generator, filter, do_predixcan=False, only_truth=False):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do_predixcan(self):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7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__enter__(self):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7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_exit__(self, exc_type, exc_val, exc_tb):</text:p>
          </table:table-cell>
        </table:table-row>
        <table:table-row table:style-name="ro3">
          <table:table-cell table:number-columns-repeated="8"/>
          <table:table-cell table:number-columns-repeated="12" office:value-type="string" calcext:value-type="string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get_mp_simulation(self, gene):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5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__init__(self):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57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_init__(self):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5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get(self, expression, gene):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5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__init__(self, combination, covariate_sd, use_all=None):</text:p>
          </table:table-cell>
        </table:table-row>
        <table:table-row table:style-name="ro3">
          <table:table-cell table:number-columns-repeated="27"/>
          <table:table-cell table:number-columns-repeated="8" office:value-type="string" calcext:value-type="string">
            <text:p>1</text:p>
          </table:table-cell>
          <table:table-cell table:number-columns-repeated="46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get(self, expression, gene):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__init__(self, covariate_coefficient, covariate_sd, threshold):</text:p>
          </table:table-cell>
        </table:table-row>
        <table:table-row table:style-name="ro3">
          <table:table-cell table:number-columns-repeated="37"/>
          <table:table-cell table:number-columns-repeated="8" office:value-type="string" calcext:value-type="string">
            <text:p>1</text:p>
          </table:table-cell>
          <table:table-cell table:number-columns-repeated="3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get(self, expression, gene):</text:p>
          </table:table-cell>
        </table:table-row>
        <table:table-row table:style-name="ro3">
          <table:table-cell table:number-columns-repeated="45"/>
          <table:table-cell table:number-columns-repeated="7" office:value-type="string" calcext:value-type="string">
            <text:p>0</text:p>
          </table:table-cell>
          <table:table-cell table:number-columns-repeated="29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_pheno_from_combination(expression, combination, covariate_sd):</text:p>
          </table:table-cell>
        </table:table-row>
        <table:table-row table:style-name="ro3">
          <table:table-cell table:number-columns-repeated="53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f __init__(self, em):</text:p>
          </table:table-cell>
        </table:table-row>
        <table:table-row table:style-name="ro3">
          <table:table-cell table:number-columns-repeated="54"/>
          <table:table-cell table:number-columns-repeated="3" office:value-type="string" calcext:value-type="string">
            <text:p>1</text:p>
          </table:table-cell>
          <table:table-cell table:number-columns-repeated="24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57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58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ef enter(self):</text:p>
          </table:table-cell>
        </table:table-row>
        <table:table-row table:style-name="ro3">
          <table:table-cell table:number-columns-repeated="59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ef exit(self):</text:p>
          </table:table-cell>
        </table:table-row>
        <table:table-row table:style-name="ro3">
          <table:table-cell table:number-columns-repeated="60"/>
          <table:table-cell table:number-columns-repeated="14" office:value-type="string" calcext:value-type="string">
            <text:p>0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ef context_from_args(args):</text:p>
          </table:table-cell>
        </table:table-row>
        <table:table-row table:style-name="ro3">
          <table:table-cell table:number-columns-repeated="61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ef _argumentize(x, t, default=1.0):</text:p>
          </table:table-cell>
        </table:table-row>
        <table:table-row table:style-name="ro3">
          <table:table-cell table:number-columns-repeated="74"/>
          <table:table-cell table:number-columns-repeated="7"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ef simulate(gene, context):</text:p>
          </table:table-cell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80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copy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80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math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 import Utilities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 import MultiPrediXcanAssociation, PrediXcanAssociation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expression import HDF5Expression, Expression</text:p>
          </table:table-cell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77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76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7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table:number-columns-repeated="7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7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table:number-columns-repeated="2" office:value-type="string" calcext:value-type="string">
            <text:p>V</text:p>
          </table:table-cell>
          <table:table-cell table:number-columns-repeated="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number-columns-repeated="2" office:value-type="string" calcext:value-type="string">
            <text:p>V</text:p>
          </table:table-cell>
          <table:table-cell table:number-columns-repeated="68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3"/>
          <table:table-cell table:number-columns-repeated="2" office:value-type="string" calcext:value-type="string">
            <text:p>V</text:p>
          </table:table-cell>
          <table:table-cell table:number-columns-repeated="66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5"/>
          <table:table-cell table:number-columns-repeated="3" office:value-type="string" calcext:value-type="string">
            <text:p>V</text:p>
          </table:table-cell>
          <table:table-cell table:number-columns-repeated="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2" office:value-type="string" calcext:value-type="string">
            <text:p>V</text:p>
          </table:table-cell>
          <table:table-cell table:number-columns-repeated="61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S</text:p>
          </table:table-cell>
          <table:table-cell table:number-columns-repeated="6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S</text:p>
          </table:table-cell>
          <table:table-cell table:number-columns-repeated="59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S</text:p>
          </table:table-cell>
          <table:table-cell table:number-columns-repeated="58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S</text:p>
          </table:table-cell>
          <table:table-cell table:number-columns-repeated="57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S</text:p>
          </table:table-cell>
          <table:table-cell table:number-columns-repeated="56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S</text:p>
          </table:table-cell>
          <table:table-cell table:number-columns-repeated="55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S</text:p>
          </table:table-cell>
          <table:table-cell table:number-columns-repeated="5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S</text:p>
          </table:table-cell>
          <table:table-cell table:number-columns-repeated="5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8"/>
          <table:table-cell table:number-columns-repeated="5" office:value-type="string" calcext:value-type="string">
            <text:p>V</text:p>
          </table:table-cell>
          <table:table-cell table:number-columns-repeated="4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33"/>
          <table:table-cell table:number-columns-repeated="2" office:value-type="string" calcext:value-type="string">
            <text:p>V</text:p>
          </table:table-cell>
          <table:table-cell table:number-columns-repeated="46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S</text:p>
          </table:table-cell>
          <table:table-cell table:number-columns-repeated="45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S</text:p>
          </table:table-cell>
          <table:table-cell table:number-columns-repeated="44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S</text:p>
          </table:table-cell>
          <table:table-cell table:number-columns-repeated="4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8"/>
          <table:table-cell table:number-columns-repeated="2" office:value-type="string" calcext:value-type="string">
            <text:p>V</text:p>
          </table:table-cell>
          <table:table-cell table:number-columns-repeated="41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40"/>
          <table:table-cell table:number-columns-repeated="3" office:value-type="string" calcext:value-type="string">
            <text:p>V</text:p>
          </table:table-cell>
          <table:table-cell table:number-columns-repeated="38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43"/>
          <table:table-cell table:number-columns-repeated="2" office:value-type="string" calcext:value-type="string">
            <text:p>V</text:p>
          </table:table-cell>
          <table:table-cell table:number-columns-repeated="36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45"/>
          <table:table-cell office:value-type="string" calcext:value-type="string">
            <text:p>S</text:p>
          </table:table-cell>
          <table:table-cell table:number-columns-repeated="35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46"/>
          <table:table-cell table:number-columns-repeated="4" office:value-type="string" calcext:value-type="string">
            <text:p>V</text:p>
          </table:table-cell>
          <table:table-cell table:number-columns-repeated="31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50"/>
          <table:table-cell table:number-columns-repeated="2" office:value-type="string" calcext:value-type="string">
            <text:p>V</text:p>
          </table:table-cell>
          <table:table-cell table:number-columns-repeated="29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52"/>
          <table:table-cell office:value-type="string" calcext:value-type="string">
            <text:p>S</text:p>
          </table:table-cell>
          <table:table-cell table:number-columns-repeated="28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53"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54"/>
          <table:table-cell office:value-type="string" calcext:value-type="string">
            <text:p>S</text:p>
          </table:table-cell>
          <table:table-cell table:number-columns-repeated="26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55"/>
          <table:table-cell table:number-columns-repeated="2" office:value-type="string" calcext:value-type="string">
            <text:p>V</text:p>
          </table:table-cell>
          <table:table-cell table:number-columns-repeated="24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57"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58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59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60"/>
          <table:table-cell office:value-type="string" calcext:value-type="string">
            <text:p>S</text:p>
          </table:table-cell>
          <table:table-cell table:number-columns-repeated="20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61"/>
          <table:table-cell office:value-type="string" calcext:value-type="string">
            <text:p>S</text:p>
          </table:table-cell>
          <table:table-cell table:number-columns-repeated="19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62"/>
          <table:table-cell table:number-columns-repeated="4" office:value-type="string" calcext:value-type="string">
            <text:p>V</text:p>
          </table:table-cell>
          <table:table-cell table:number-columns-repeated="15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66"/>
          <table:table-cell table:number-columns-repeated="4" office:value-type="string" calcext:value-type="string">
            <text:p>V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70"/>
          <table:table-cell table:number-columns-repeated="2" office:value-type="string" calcext:value-type="string">
            <text:p>V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72"/>
          <table:table-cell table:number-columns-repeated="2" office:value-type="string" calcext:value-type="string">
            <text:p>V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74"/>
          <table:table-cell office:value-type="string" calcext:value-type="string">
            <text:p>S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75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77"/>
          <table:table-cell table:number-columns-repeated="2" office:value-type="string" calcext:value-type="string">
            <text:p>V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79"/>
          <table:table-cell table:number-columns-repeated="2"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gene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phenotype is None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6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elf.do_predixcan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63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t in description.itertuples()</text:p>
          </table:table-cell>
          <table:table-cell office:value-type="string" calcext:value-type="string">
            <text:p>t is not None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'covariate' in t.variable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1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elf.only_truth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T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elf.use_all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48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type(self.use_all) == float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48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elf.use_all == 'ONE_VAR'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8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elf.use_all == 'FIX_VAR'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6"/>
          <table:table-cell office:value-type="float" office:value="11" calcext:value-type="float">
            <text:p>11</text:p>
          </table:table-cell>
          <table:table-cell office:value-type="string" calcext:value-type="string">
            <text:p>Implements: for e in list(expression.keys())</text:p>
          </table:table-cell>
          <table:table-cell office:value-type="string" calcext:value-type="string">
            <text:p>e is not None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1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values) == 1)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38"/>
          <table:table-cell office:value-type="float" office:value="13" calcext:value-type="float">
            <text:p>13</text:p>
          </table:table-cell>
          <table:table-cell office:value-type="string" calcext:value-type="string">
            <text:p>Implements: for i in range(0,d)</text:p>
          </table:table-cell>
          <table:table-cell office:value-type="string" calcext:value-type="string">
            <text:p>i is not None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6"/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f_ &gt; f)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8"/>
          <table:table-cell office:value-type="float" office:value="15" calcext:value-type="float">
            <text:p>1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f &lt; 2)</text:p>
          </table:table-cell>
        </table:table-row>
        <table:table-row table:style-name="ro3">
          <table:table-cell table:number-columns-repeated="46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31"/>
          <table:table-cell office:value-type="float" office:value="16" calcext:value-type="float">
            <text:p>16</text:p>
          </table:table-cell>
          <table:table-cell office:value-type="string" calcext:value-type="string">
            <text:p>Implements: for (k, v) in combination.items()</text:p>
          </table:table-cell>
          <table:table-cell office:value-type="string" calcext:value-type="string">
            <text:p>(k, v) is not None</text:p>
          </table:table-cell>
        </table:table-row>
        <table:table-row table:style-name="ro3">
          <table:table-cell table:number-columns-repeated="47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31"/>
          <table:table-cell office:value-type="float" office:value="17" calcext:value-type="float">
            <text:p>1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k in expression)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1"/>
          <table:table-cell office:value-type="float" office:value="18" calcext:value-type="float">
            <text:p>1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'covariate' in k)</text:p>
          </table:table-cell>
        </table:table-row>
        <table:table-row table:style-name="ro3">
          <table:table-cell table:number-columns-repeated="5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9"/>
          <table:table-cell office:value-type="float" office:value="19" calcext:value-type="float">
            <text:p>1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ok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4"/>
          <table:table-cell office:value-type="float" office:value="20" calcext:value-type="float">
            <text:p>2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elf.which is None)</text:p>
          </table:table-cell>
        </table:table-row>
        <table:table-row table:style-name="ro3">
          <table:table-cell table:number-columns-repeated="62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15"/>
          <table:table-cell office:value-type="float" office:value="21" calcext:value-type="float">
            <text:p>2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rgs.simulation_type == 'random')</text:p>
          </table:table-cell>
        </table:table-row>
        <table:table-row table:style-name="ro3">
          <table:table-cell table:number-columns-repeated="63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5"/>
          <table:table-cell office:value-type="float" office:value="22" calcext:value-type="float">
            <text:p>2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rgs.simulation_type == 'combination')</text:p>
          </table:table-cell>
        </table:table-row>
        <table:table-row table:style-name="ro3">
          <table:table-cell table:number-columns-repeated="66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'model_spec' in p)</text:p>
          </table:table-cell>
        </table:table-row>
        <table:table-row table:style-name="ro3">
          <table:table-cell table:number-columns-repeated="7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_c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'use_tissues' in p)</text:p>
          </table:table-cell>
        </table:table-row>
        <table:table-row table:style-name="ro3">
          <table:table-cell table:number-columns-repeated="6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'use_all' in p)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p['use_all'] == 'ONE_VAR') or (p['use_all'] == 'FIX_VAR'))</text:p>
          </table:table-cell>
        </table:table-row>
        <table:table-row table:style-name="ro3">
          <table:table-cell table:number-columns-repeated="6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5"/>
          <table:table-cell office:value-type="float" office:value="28" calcext:value-type="float">
            <text:p>2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rgs.simulation_type == 'combination_from_correlated'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_context_mt is None)</text:p>
          </table:table-cell>
        </table:table-row>
        <table:table-row table:style-name="ro3">
          <table:table-cell table:number-columns-repeated="7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context_p</text:p>
          </table:table-cell>
        </table:table-row>
        <table:table-row table:style-name="ro3">
          <table:table-cell table:number-columns-repeated="7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mplements: for (model, _c) in _context_p.items()</text:p>
          </table:table-cell>
          <table:table-cell office:value-type="string" calcext:value-type="string">
            <text:p>(model, _c) is not None</text:p>
          </table:table-cell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__author__ = 'alvaro barbeira'</text:p>
          </table:table-cell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ve['coefs'] = coef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f.expression_manager = expression_manage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77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f.phenotype_generator = phenotype_generato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lf.filter = filte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4</text:p>
          </table:table-cell>
          <table:table-cell table:number-columns-repeated="77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lf.do_predixcan = do_predixca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5</text:p>
          </table:table-cell>
          <table:table-cell table:number-columns-repeated="7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elf.only_truth = only_truth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7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turn self.do_predixcan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7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turn self.expression_manager.get_genes(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74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lf.expression_manager.enter(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7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turn self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7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elf.expression_manager.exit(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71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turn (Utilities.DumbMTPContext(None,None,None,self.filter), None, None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70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xpression = self.expression_manager.expression_for_gene(gene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2</text:p>
          </table:table-cell>
          <table:table-cell table:number-columns-repeated="70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(phenotype, description) = self.phenotype_generator.get(expression,gene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63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turn (None, None, None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68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_cp = None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6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_cp = {}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2</text:p>
          </table:table-cell>
          <table:table-cell table:number-columns-repeated="67"/>
          <table:table-cell office:value-type="float" office:value="19" calcext:value-type="float">
            <text:p>19</text:p>
          </table:table-cell>
          <table:table-cell office:value-type="string" calcext:value-type="string">
            <text:p>Implements: for t in description.itertuples()</text:p>
          </table:table-cell>
          <table:table-cell office:value-type="string" calcext:value-type="string">
            <text:p>xXx__iter_14=iter(description.itertuples()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3"/>
          <table:table-cell office:value-type="float" office:value="20" calcext:value-type="float">
            <text:p>20</text:p>
          </table:table-cell>
          <table:table-cell office:value-type="string" calcext:value-type="string">
            <text:p>Implements: for t in description.itertuples()</text:p>
          </table:table-cell>
          <table:table-cell office:value-type="string" calcext:value-type="string">
            <text:p>t=next(xXx__iter_14,None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63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_cp[t.variable] = Utilities.DumbPContext(expression[t.variable],phenotype,gene,self.filter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6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xpression = {x.variable:expression[x.variable] for x in description.itertuples() if (x.variable in expression)}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1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turn (Utilities.DumbMTPContext(expression,phenotype,gene,self.filter), _cp, description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59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aise RuntimeError('Not implemented'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57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56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 = list(expression.keys())[0]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 table:number-columns-repeated="56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 = expression[k]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3</text:p>
          </table:table-cell>
          <table:table-cell table:number-columns-repeated="56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 = len(e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4</text:p>
          </table:table-cell>
          <table:table-cell table:number-columns-repeated="56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heno = numpy.random.uniform(size=n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5</text:p>
          </table:table-cell>
          <table:table-cell table:number-columns-repeated="56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escription = pandas.DataFrame({'variable':['covariate'], 'param':[1.0]}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6</text:p>
          </table:table-cell>
          <table:table-cell table:number-columns-repeated="26"/>
          <table:table-cell office:value-type="string" calcext:value-type="string">
            <text:p>4</text:p>
          </table:table-cell>
          <table:table-cell table:number-columns-repeated="29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turn (pheno, description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54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elf.combination = combination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3</text:p>
          </table:table-cell>
          <table:table-cell table:number-columns-repeated="44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lf.covariate_sd = covariate_sd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3</text:p>
          </table:table-cell>
          <table:table-cell table:number-columns-repeated="54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elf.use_all = use_all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53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ombination = copy.copy(self.combination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51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 = self.use_all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50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 = math.sqrt((1.0 / len(expression))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table:number-columns-repeated="49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 = 1.0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2</text:p>
          </table:table-cell>
          <table:table-cell table:number-columns-repeated="49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ombination['covariate'] = math.sqrt((len(expression) * 99)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48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aise RuntimeError('Unsupported option')</text:p>
          </table:table-cell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9"/>
          <table:table-cell office:value-type="float" office:value="41" calcext:value-type="float">
            <text:p>41</text:p>
          </table:table-cell>
          <table:table-cell office:value-type="string" calcext:value-type="string">
            <text:p>Implements: for e in list(expression.keys())</text:p>
          </table:table-cell>
          <table:table-cell office:value-type="string" calcext:value-type="string">
            <text:p>xXx__iter_35=iter(list(expression.keys()))</text:p>
          </table:table-cell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</text:p>
          </table:table-cell>
          <table:table-cell table:number-columns-repeated="47"/>
          <table:table-cell office:value-type="float" office:value="42" calcext:value-type="float">
            <text:p>42</text:p>
          </table:table-cell>
          <table:table-cell office:value-type="string" calcext:value-type="string">
            <text:p>Implements: for e in list(expression.keys())</text:p>
          </table:table-cell>
          <table:table-cell office:value-type="string" calcext:value-type="string">
            <text:p>e=next(xXx__iter_35,None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47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mbination[e] = c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5</text:p>
          </table:table-cell>
          <table:table-cell table:number-columns-repeated="38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turn _pheno_from_combination(expression,combination,self.covariate_sd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elf.covariate_coefficient = covariate_coefficient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2</text:p>
          </table:table-cell>
          <table:table-cell table:number-columns-repeated="44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elf.threshold = threshold</text:p>
          </table:table-cell>
        </table:table-row>
        <table:table-row table:style-name="ro3">
          <table:table-cell table:number-columns-repeated="37"/>
          <table:table-cell office:value-type="string" calcext:value-type="string">
            <text:p>1</text:p>
          </table:table-cell>
          <table:table-cell table:number-columns-repeated="43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values = list(expression.values())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turn (None, None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1</text:p>
          </table:table-cell>
          <table:table-cell table:number-columns-repeated="41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 = values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2</text:p>
          </table:table-cell>
          <table:table-cell table:number-columns-repeated="41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 = numpy.corrcoef(e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3</text:p>
          </table:table-cell>
          <table:table-cell table:number-columns-repeated="41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 = len(expression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4</text:p>
          </table:table-cell>
          <table:table-cell table:number-columns-repeated="41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 = 0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5</text:p>
          </table:table-cell>
          <table:table-cell table:number-columns-repeated="41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 = 0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6</text:p>
          </table:table-cell>
          <table:table-cell table:number-columns-repeated="41"/>
          <table:table-cell office:value-type="float" office:value="54" calcext:value-type="float">
            <text:p>54</text:p>
          </table:table-cell>
          <table:table-cell office:value-type="string" calcext:value-type="string">
            <text:p>Implements: for i in range(0,d)</text:p>
          </table:table-cell>
          <table:table-cell office:value-type="string" calcext:value-type="string">
            <text:p>xXx__iter_43=iter(range(0,d)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7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55" calcext:value-type="float">
            <text:p>55</text:p>
          </table:table-cell>
          <table:table-cell office:value-type="string" calcext:value-type="string">
            <text:p>Implements: for i in range(0,d)</text:p>
          </table:table-cell>
          <table:table-cell office:value-type="string" calcext:value-type="string">
            <text:p>i=next(xXx__iter_43,None)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_ = numpy.sum((c[i] &gt; self.threshold))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1</text:p>
          </table:table-cell>
          <table:table-cell table:number-columns-repeated="37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 = i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2</text:p>
          </table:table-cell>
          <table:table-cell table:number-columns-repeated="37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 = f_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which = (c[r] &gt; self.threshold)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2</text:p>
          </table:table-cell>
          <table:table-cell table:number-columns-repeated="38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eys = list(expression.keys())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3</text:p>
          </table:table-cell>
          <table:table-cell table:number-columns-repeated="38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ombination = {keys[i]:math.sqrt((1.0 / f)) for i in range(0,d) if which[i]}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4</text:p>
          </table:table-cell>
          <table:table-cell table:number-columns-repeated="38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ombination['covariate'] = self.covariate_coefficient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ok = True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2</text:p>
          </table:table-cell>
          <table:table-cell table:number-columns-repeated="35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_k = list(expression.keys())[0]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3</text:p>
          </table:table-cell>
          <table:table-cell table:number-columns-repeated="35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_e = expression[_k]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4</text:p>
          </table:table-cell>
          <table:table-cell table:number-columns-repeated="35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n = len(_e)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5</text:p>
          </table:table-cell>
          <table:table-cell table:number-columns-repeated="35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e = numpy.zeros(n)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6</text:p>
          </table:table-cell>
          <table:table-cell table:number-columns-repeated="35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used = set()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7</text:p>
          </table:table-cell>
          <table:table-cell table:number-columns-repeated="35"/>
          <table:table-cell office:value-type="float" office:value="69" calcext:value-type="float">
            <text:p>69</text:p>
          </table:table-cell>
          <table:table-cell office:value-type="string" calcext:value-type="string">
            <text:p>Implements: for (k, v) in combination.items()</text:p>
          </table:table-cell>
          <table:table-cell office:value-type="string" calcext:value-type="string">
            <text:p>xXx__iter_50=iter(combination.items())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8</text:p>
          </table:table-cell>
          <table:table-cell/>
          <table:table-cell table:number-columns-repeated="2" office:value-type="string" calcext:value-type="string">
            <text:p>3</text:p>
          </table:table-cell>
          <table:table-cell table:number-columns-repeated="32"/>
          <table:table-cell office:value-type="float" office:value="70" calcext:value-type="float">
            <text:p>70</text:p>
          </table:table-cell>
          <table:table-cell office:value-type="string" calcext:value-type="string">
            <text:p>Implements: for (k, v) in combination.items()</text:p>
          </table:table-cell>
          <table:table-cell office:value-type="string" calcext:value-type="string">
            <text:p>(k, v)=next(xXx__iter_50,None)</text:p>
          </table:table-cell>
        </table:table-row>
        <table:table-row table:style-name="ro3">
          <table:table-cell table:number-columns-repeated="47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e += (expression[k] * v)</text:p>
          </table:table-cell>
        </table:table-row>
        <table:table-row table:style-name="ro3">
          <table:table-cell table:number-columns-repeated="47"/>
          <table:table-cell table:number-columns-repeated="2" office:value-type="string" calcext:value-type="string">
            <text:p>2</text:p>
          </table:table-cell>
          <table:table-cell table:number-columns-repeated="32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used.add(k)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e += (numpy.random.normal(scale=covariate_sd,size=n) * v)</text:p>
          </table:table-cell>
        </table:table-row>
        <table:table-row table:style-name="ro3">
          <table:table-cell table:number-columns-repeated="49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ok = False</text:p>
          </table:table-cell>
        </table:table-row>
        <table:table-row table:style-name="ro3">
          <table:table-cell table:number-columns-repeated="51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_c = {x:v for (x, v) in combination.items() if (x in used)}</text:p>
          </table:table-cell>
        </table:table-row>
        <table:table-row table:style-name="ro3">
          <table:table-cell table:number-columns-repeated="51"/>
          <table:table-cell office:value-type="string" calcext:value-type="string">
            <text:p>2</text:p>
          </table:table-cell>
          <table:table-cell table:number-columns-repeated="29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heno = e</text:p>
          </table:table-cell>
        </table:table-row>
        <table:table-row table:style-name="ro3">
          <table:table-cell table:number-columns-repeated="51"/>
          <table:table-cell office:value-type="string" calcext:value-type="string">
            <text:p>3</text:p>
          </table:table-cell>
          <table:table-cell table:number-columns-repeated="29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description = pandas.DataFrame({'variable':list(_c.keys()), 'param':list(_c.values())})</text:p>
          </table:table-cell>
        </table:table-row>
        <table:table-row table:style-name="ro3">
          <table:table-cell table:number-columns-repeated="53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elf.em = em</text:p>
          </table:table-cell>
        </table:table-row>
        <table:table-row table:style-name="ro3">
          <table:table-cell table:number-columns-repeated="53"/>
          <table:table-cell office:value-type="string" calcext:value-type="string">
            <text:p>2</text:p>
          </table:table-cell>
          <table:table-cell table:number-columns-repeated="27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elf.which = None</text:p>
          </table:table-cell>
        </table:table-row>
        <table:table-row table:style-name="ro3">
          <table:table-cell table:number-columns-repeated="54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 = self.em.expression_for_gene(gene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n = len(e[list(e.keys())[0]]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2</text:p>
          </table:table-cell>
          <table:table-cell table:number-columns-repeated="25"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s = 10000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3</text:p>
          </table:table-cell>
          <table:table-cell table:number-columns-repeated="25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elf.which = list(numpy.random.choice(range(0,n),size=s,replace=False)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e = {k:v[self.which] for (k, v) in e.items()}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turn e</text:p>
          </table:table-cell>
        </table:table-row>
        <table:table-row table:style-name="ro3">
          <table:table-cell table:number-columns-repeated="57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turn self.em.get_genes()</text:p>
          </table:table-cell>
        </table:table-row>
        <table:table-row table:style-name="ro3">
          <table:table-cell table:number-columns-repeated="58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turn self.em.enter()</text:p>
          </table:table-cell>
        </table:table-row>
        <table:table-row table:style-name="ro3">
          <table:table-cell table:number-columns-repeated="59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elf.em.exit()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expression = HDF5Expression.ExpressionManager(args.expression_folder,args.expression_pattern,code_999=args.code_999,standardise=args.standardize_expression)</text:p>
          </table:table-cell>
        </table:table-row>
        <table:table-row table:style-name="ro3">
          <table:table-cell table:number-columns-repeated="61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turn (t(x) if (x is not None) else default)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2</text:p>
          </table:table-cell>
          <table:table-cell table:number-columns-repeated="20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 = ({x[0]:x[1] for x in args.simulation_parameters} if args.simulation_parameters else {})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3</text:p>
          </table:table-cell>
          <table:table-cell table:number-columns-repeated="20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covariate_coefficient = _argumentize(p.get('covariate_coefficient'),float)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4</text:p>
          </table:table-cell>
          <table:table-cell table:number-columns-repeated="20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covariate_sd = _argumentize(p.get('covariate_sd'),float)</text:p>
          </table:table-cell>
        </table:table-row>
        <table:table-row table:style-name="ro3">
          <table:table-cell table:number-columns-repeated="62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henotype = RandomPhenotypeGenerator()</text:p>
          </table:table-cell>
        </table:table-row>
        <table:table-row table:style-name="ro3">
          <table:table-cell table:number-columns-repeated="63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use_all = None</text:p>
          </table:table-cell>
        </table:table-row>
        <table:table-row table:style-name="ro3">
          <table:table-cell table:number-columns-repeated="66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_c = p.get('model_spec')</text:p>
          </table:table-cell>
        </table:table-row>
        <table:table-row table:style-name="ro3">
          <table:table-cell table:number-columns-repeated="68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_c = {}</text:p>
          </table:table-cell>
        </table:table-row>
        <table:table-row table:style-name="ro3">
          <table:table-cell table:number-columns-repeated="71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_c = _c.split()</text:p>
          </table:table-cell>
        </table:table-row>
        <table:table-row table:style-name="ro3">
          <table:table-cell table:number-columns-repeated="71"/>
          <table:table-cell office:value-type="string" calcext:value-type="string">
            <text:p>2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_c = {_c[(i * 2)]:float(_c[((i * 2) + 1)]) for i in range(0,(len(_c) / 2))}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_c = p.get('use_tissues').strip().split(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_c = {x:math.sqrt((1.0 / len(_c))) for x in _c}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use_all = p['use_all']</text:p>
          </table:table-cell>
        </table:table-row>
        <table:table-row table:style-name="ro3">
          <table:table-cell table:number-columns-repeated="73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use_all = float(p['use_all']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_c['covariate'] = covariate_coefficient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henotype = LinearCombinationPhenotypeGenerator(_c,covariate_sd=covariate_sd,use_all=use_all)</text:p>
          </table:table-cell>
        </table:table-row>
        <table:table-row table:style-name="ro3">
          <table:table-cell table:number-columns-repeated="64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threshold = _argumentize(p.get('threshold'),float,0.9)</text:p>
          </table:table-cell>
        </table:table-row>
        <table:table-row table:style-name="ro3">
          <table:table-cell table:number-columns-repeated="64"/>
          <table:table-cell office:value-type="string" calcext:value-type="string">
            <text:p>2</text:p>
          </table:table-cell>
          <table:table-cell table:number-columns-repeated="16"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phenotype = CombinationOfCorrelatedPhenotypeGenerator(covariate_coefficient=covariate_coefficient,covariate_sd=covariate_sd,threshold=threshold)</text:p>
          </table:table-cell>
        </table:table-row>
        <table:table-row table:style-name="ro3">
          <table:table-cell table:number-columns-repeated="65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aise RuntimeError('Wrong phenotype simulation spec')</text:p>
          </table:table-cell>
        </table:table-row>
        <table:table-row table:style-name="ro3">
          <table:table-cell table:number-columns-repeated="6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4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filter = Utilities._filter_from_args(args)</text:p>
          </table:table-cell>
        </table:table-row>
        <table:table-row table:style-name="ro3">
          <table:table-cell table:number-columns-repeated="62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5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ontext = Context(expression,phenotype,filter,args.do_predixcan,args.only_truth)</text:p>
          </table:table-cell>
        </table:table-row>
        <table:table-row table:style-name="ro3">
          <table:table-cell table:number-columns-repeated="62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6</text:p>
          </table:table-cell>
          <table:table-cell table:number-columns-repeated="7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turn context</text:p>
          </table:table-cell>
        </table:table-row>
        <table:table-row table:style-name="ro3">
          <table:table-cell table:number-columns-repeated="74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save_results = {}</text:p>
          </table:table-cell>
        </table:table-row>
        <table:table-row table:style-name="ro3">
          <table:table-cell table:number-columns-repeated="74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_cb = (lambda gene, model, result, vt_projection, variance, model_keys, coefs: mp_callback(gene,model,result,vt_projection,variance,model_keys,coefs,save_results))</text:p>
          </table:table-cell>
        </table:table-row>
        <table:table-row table:style-name="ro3">
          <table:table-cell table:number-columns-repeated="74"/>
          <table:table-cell office:value-type="string" calcext:value-type="string">
            <text:p>3</text:p>
          </table:table-cell>
          <table:table-cell table:number-columns-repeated="6"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(_context_mt, _context_p, _description) = context.get_mp_simulation(gene)</text:p>
          </table:table-cell>
        </table:table-row>
        <table:table-row table:style-name="ro3">
          <table:table-cell table:number-columns-repeated="76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p = None</text:p>
          </table:table-cell>
        </table:table-row>
        <table:table-row table:style-name="ro3">
          <table:table-cell table:number-columns-repeated="77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 = pandas.DataFrame()</text:p>
          </table:table-cell>
        </table:table-row>
        <table:table-row table:style-name="ro3">
          <table:table-cell table:number-columns-repeated="77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string" calcext:value-type="string">
            <text:p>Implements: for (model, _c) in _context_p.items()</text:p>
          </table:table-cell>
          <table:table-cell office:value-type="string" calcext:value-type="string">
            <text:p>xXx__iter_84=iter(_context_p.items())</text:p>
          </table:table-cell>
        </table:table-row>
        <table:table-row table:style-name="ro3">
          <table:table-cell table:number-columns-repeated="77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mplements: for (model, _c) in _context_p.items()</text:p>
          </table:table-cell>
          <table:table-cell office:value-type="string" calcext:value-type="string">
            <text:p>(model, _c)=next(xXx__iter_84,None)</text:p>
          </table:table-cell>
        </table:table-row>
        <table:table-row table:style-name="ro3">
          <table:table-cell table:number-columns-repeated="79"/>
          <table:table-cell office:value-type="string" calcext:value-type="string">
            <text:p>1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p_ = PrediXcanAssociation.predixcan_association(gene,_c)</text:p>
          </table:table-cell>
        </table:table-row>
        <table:table-row table:style-name="ro3">
          <table:table-cell table:number-columns-repeated="79"/>
          <table:table-cell office:value-type="string" calcext:value-type="string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_ = PrediXcanAssociation.dataframe_from_results([p_])</text:p>
          </table:table-cell>
        </table:table-row>
        <table:table-row table:style-name="ro3">
          <table:table-cell table:number-columns-repeated="79"/>
          <table:table-cell office:value-type="string" calcext:value-type="string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p_['model'] = model</text:p>
          </table:table-cell>
        </table:table-row>
        <table:table-row table:style-name="ro3">
          <table:table-cell table:number-columns-repeated="79"/>
          <table:table-cell office:value-type="string" calcext:value-type="string">
            <text:p>4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 = pandas.concat([p, p_])</text:p>
          </table:table-cell>
        </table:table-row>
        <table:table-row table:style-name="ro3">
          <table:table-cell table:number-columns-repeated="78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 = MultiPrediXcanAssociation.multi_predixcan_association(gene,_context_mt,[_cb])</text:p>
          </table:table-cell>
        </table:table-row>
        <table:table-row table:style-name="ro3">
          <table:table-cell table:number-columns-repeated="78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description = _description.assign(gene=gene,type='truth')</text:p>
          </table:table-cell>
        </table:table-row>
        <table:table-row table:style-name="ro3">
          <table:table-cell table:number-columns-repeated="78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coefs = save_results['coefs'].assign(gene=gene,type='result')</text:p>
          </table:table-cell>
        </table:table-row>
        <table:table-row table:style-name="ro3">
          <table:table-cell table:number-columns-repeated="78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scription = pandas.concat([description, coefs])</text:p>
          </table:table-cell>
        </table:table-row>
        <table:table-row table:style-name="ro3">
          <table:table-cell table:number-columns-repeated="78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turn (r, description, p)</text:p>
          </table:table-cell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81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8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Simulations.$A$209" table:cell-range-address="$Simulations.$A$209:.$CF$336"/>
          <table:named-range table:name="ACTIONELSE" table:base-cell-address="$Simulations.$A$339" table:cell-range-address="$Simulations.$A$339:.$CF$339"/>
          <table:named-range table:name="ACTIONEXCEPT" table:base-cell-address="$Simulations.$A$338" table:cell-range-address="$Simulations.$A$338:.$CF$338"/>
          <table:named-range table:name="ACTIONFINALLY" table:base-cell-address="$Simulations.$A$340" table:cell-range-address="$Simulations.$A$340:.$CF$340"/>
          <table:named-range table:name="ACTIONTRY" table:base-cell-address="$Simulations.$A$337" table:cell-range-address="$Simulations.$A$337:.$CF$337"/>
          <table:named-range table:name="CLASS" table:base-cell-address="$Simulations.$A$86" table:cell-range-address="$Simulations.$A$86:.$CF$92"/>
          <table:named-range table:name="CONDITION" table:base-cell-address="$Simulations.$A$176" table:cell-range-address="$Simulations.$A$176:.$CF$207"/>
          <table:named-range table:name="EVENT" table:base-cell-address="$Simulations.$A$125" table:cell-range-address="$Simulations.$A$125:.$CF$175"/>
          <table:named-range table:name="EXCEPT" table:base-cell-address="$Simulations.$A$85" table:cell-range-address="$Simulations.$A$85:.$CF$85"/>
          <table:named-range table:name="EXCEPTION" table:base-cell-address="$Simulations.$A$208" table:cell-range-address="$Simulations.$A$208:.$CF$208"/>
          <table:named-range table:name="INCLUDE" table:base-cell-address="$Simulations.$A$117" table:cell-range-address="$Simulations.$A$117:.$CF$124"/>
          <table:named-range table:name="METHOD" table:base-cell-address="$Simulations.$A$93" table:cell-range-address="$Simulations.$A$93:.$CF$116"/>
          <table:named-range table:name="NEXT" table:base-cell-address="$Simulations.$A$84" table:cell-range-address="$Simulations.$A$84:.$CF$84"/>
          <table:named-range table:name="RULE" table:base-cell-address="$Simulations.$A$2" table:cell-range-address="$Simulations.$A$2:.$CF$83"/>
        </table:named-expressions>
      </table:table>
      <table:table table:name="PrediXcanAssociation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26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8.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##Multi-Tissue PrediXcan format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15" table:style-name="ce64" office:value-type="string" calcext:value-type="string">
            <text:p>0</text:p>
          </table:table-cell>
          <table:table-cell table:style-name="ce64" office:value-type="string" calcext:value-type="string">
            <text:p>17</text:p>
          </table:table-cell>
          <table:table-cell table:number-columns-repeated="7" table:style-name="ce64" office:value-type="string" calcext:value-type="string">
            <text:p>0</text:p>
          </table:table-cell>
          <table:table-cell table:style-name="ce64" office:value-type="string" calcext:value-type="string">
            <text:p>24</text:p>
          </table:table-cell>
          <table:table-cell table:number-columns-repeated="2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21"/>
          <table:table-cell table:style-name="ce65" office:value-type="string" calcext:value-type="string">
            <text:p>22</text:p>
          </table:table-cell>
          <table:table-cell table:style-name="ce65" table:number-columns-repeated="4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6" office:value-type="string" calcext:value-type="string">
            <text:p>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Context(object):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0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PF(object):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0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 PStatus(object):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ass PMode(object):</text:p>
          </table:table-cell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)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et_pheno(self):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get_covariates(self)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ols_pvalue(result):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0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_logit_pvalue(result):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0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_ols_fit(model):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0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logit_fit(model):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_ols_status(result):</text:p>
          </table:table-cell>
        </table:table-row>
        <table:table-row table:style-name="ro3">
          <table:table-cell table:number-columns-repeated="15"/>
          <table:table-cell table:number-columns-repeated="3" office:value-type="string" calcext:value-type="string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_logit_status(result):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0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_acquire(gene, context):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_design_matrices(e_, context):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_results(result, context):</text:p>
          </table:table-cell>
        </table:table-row>
        <table:table-row table:style-name="ro3">
          <table:table-cell table:number-columns-repeated="21"/>
          <table:table-cell table:number-columns-repeated="2" office:value-type="string" calcext:value-type="string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predixcan_association(gene_, context):</text:p>
          </table:table-cell>
        </table:table-row>
        <table:table-row table:style-name="ro3">
          <table:table-cell table:number-columns-repeated="23"/>
          <table:table-cell table:number-columns-repeated="3"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f dataframe_from_results(results):</text:p>
          </table:table-cell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patsy import dmatrice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statsmodels.api as sm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S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S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S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S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4"/>
          <table:table-cell table:number-columns-repeated="2"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result.mle_retvals['converged']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results) == 0)</text:p>
          </table:table-cell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ion as ex</text:p>
          </table:table-cell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ise Exceptions.ReportableException('Tried to instantiate abstract Multi Tissue PrediXcan context'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ise Exceptions.NotImplemented('Predixcan Context: get_genes'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ise Exceptions.NotImplemented('Predixcan Context: expression for genes'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ise Exceptions.NotImplemented('Predixcan Context: get pheno'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se Exceptions.NotImplemented('Predixcan Context: get covariates'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NE = 0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FFECT_SIZE = 1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3</text:p>
          </table:table-cell>
          <table:table-cell table:number-columns-repeated="18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 = 2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4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ZSCORE = 3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VALUE = 4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6</text:p>
          </table:table-cell>
          <table:table-cell table:number-columns-repeated="18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_SAMPLES = 5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7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TUS = 6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8</text:p>
          </table:table-cell>
          <table:table-cell table:number-columns-repeated="1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K_GENE = 'gene'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9</text:p>
          </table:table-cell>
          <table:table-cell table:number-columns-repeated="18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K_EFFECT_SIZE = 'effect'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0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K_SE = 'se'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1</text:p>
          </table:table-cell>
          <table:table-cell table:number-columns-repeated="18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_ZSCORE = 'zscore'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6"/>
          <table:table-cell office:value-type="string" calcext:value-type="string">
            <text:p>12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_PVALUE = 'pvalue'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3</text:p>
          </table:table-cell>
          <table:table-cell table:number-columns-repeated="18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_N_SAMPLES = 'n_samples'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6"/>
          <table:table-cell office:value-type="string" calcext:value-type="string">
            <text:p>14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_STATUS = 'status'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5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rder = [(GENE, K_GENE), (EFFECT_SIZE, K_EFFECT_SIZE), (SE, K_SE), (ZSCORE, K_ZSCORE), (PVALUE, K_PVALUE), (N_SAMPLES, K_N_SAMPLES), (STATUS, K_STATUS)]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K_MLE_DID_NOT_CONVERGE = 'MLE_did_not_converge'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K_LINEAR = 'linear'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_LOGISTIC = 'logistic'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3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K_MODES = [K_LINEAR, K_LOGISTIC]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turn result.f_pvalue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turn result.llr_pvalue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turn model.fit(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turn model.fit(disp=False,maxiter=100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turn None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turn PStatus.K_MLE_DID_NOT_CONVERGE</text:p>
          </table:table-cell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_METHOD = 'method'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5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K_FIT = 'fit'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25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_mode = {PMode.K_LINEAR:{K_METHOD:sm.OLS, K_FIT:_ols_fit, K_PVALUE:_ols_pvalue, K_STATUS:_ols_status}, PMode.K_LOGISTIC:{K_METHOD:sm.Logit, K_FIT:_logit_fit, K_PVALUE:_logit_pvalue, K_STATUS:_logit_status}}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 = context.expression_for_gene(gene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 = pandas.DataFrame({'expression':e}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['pheno'] = context.get_pheno(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4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_ = e.dropna(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5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e_ = e_[e_.columns[(~ (e_ == 0).all())]]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6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odel_keys = list(e_.columns.values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7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odel_keys.remove('pheno'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8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turn (model_keys, e_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ormula = 'pheno ~ expression'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(y, X) = dmatrices(formula,data=e_,return_type='dataframe'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3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turn (y, X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dx = 1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effect = result.params[idx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3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e = result.bse[idx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4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score = result.tvalues[idx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5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value = result.pvalues[idx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6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turn (effect, se, zscore, pvalue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(gene, effect_size, se, zscore, pvalue, n_samples, status) = (None, None, None, None, None, None, None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2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gene = gene_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(model_keys, e_) = _acquire(gene_,context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(y, X) = _design_matrices(e_,context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pecifics = _mode[context.get_mode()]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6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odel = specifics[K_METHOD](y,X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sult = specifics[K_FIT](model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8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_samples = e_.shape[0]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(effect_size, se, zscore, pvalue) = _results(result,context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tus = specifics[K_STATUS](result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atus = str(ex).replace(' ','_').replace(',','_'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turn (gene, effect_size, se, zscore, pvalue, n_samples, status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sults = list(zip(*results)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turn pandas.DataFrame({key:[] for (order, key) in PF.order}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 = pandas.DataFrame({key:results[order] for (order, key) in PF.order}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 = r[[key for (order, key) in PF.order]]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turn r</text:p>
          </table:table-cell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26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29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PrediXcanAssociation.$A$89" table:cell-range-address="$PrediXcanAssociation.$A$89:.$AC$156"/>
          <table:named-range table:name="ACTIONELSE" table:base-cell-address="$PrediXcanAssociation.$A$159" table:cell-range-address="$PrediXcanAssociation.$A$159:.$AC$159"/>
          <table:named-range table:name="ACTIONEXCEPT" table:base-cell-address="$PrediXcanAssociation.$A$158" table:cell-range-address="$PrediXcanAssociation.$A$158:.$AC$158"/>
          <table:named-range table:name="ACTIONFINALLY" table:base-cell-address="$PrediXcanAssociation.$A$160" table:cell-range-address="$PrediXcanAssociation.$A$160:.$AC$160"/>
          <table:named-range table:name="ACTIONTRY" table:base-cell-address="$PrediXcanAssociation.$A$157" table:cell-range-address="$PrediXcanAssociation.$A$157:.$AC$157"/>
          <table:named-range table:name="CLASS" table:base-cell-address="$PrediXcanAssociation.$A$31" table:cell-range-address="$PrediXcanAssociation.$A$31:.$AC$35"/>
          <table:named-range table:name="CONDITION" table:base-cell-address="$PrediXcanAssociation.$A$84" table:cell-range-address="$PrediXcanAssociation.$A$84:.$AC$86"/>
          <table:named-range table:name="EVENT" table:base-cell-address="$PrediXcanAssociation.$A$59" table:cell-range-address="$PrediXcanAssociation.$A$59:.$AC$83"/>
          <table:named-range table:name="EXCEPT" table:base-cell-address="$PrediXcanAssociation.$A$30" table:cell-range-address="$PrediXcanAssociation.$A$30:.$AC$30"/>
          <table:named-range table:name="EXCEPTION" table:base-cell-address="$PrediXcanAssociation.$A$87" table:cell-range-address="$PrediXcanAssociation.$A$87:.$AC$88"/>
          <table:named-range table:name="INCLUDE" table:base-cell-address="$PrediXcanAssociation.$A$53" table:cell-range-address="$PrediXcanAssociation.$A$53:.$AC$58"/>
          <table:named-range table:name="METHOD" table:base-cell-address="$PrediXcanAssociation.$A$36" table:cell-range-address="$PrediXcanAssociation.$A$36:.$AC$52"/>
          <table:named-range table:name="NEXT" table:base-cell-address="$PrediXcanAssociation.$A$29" table:cell-range-address="$PrediXcanAssociation.$A$29:.$AC$29"/>
          <table:named-range table:name="RULE" table:base-cell-address="$PrediXcanAssociation.$A$2" table:cell-range-address="$PrediXcanAssociation.$A$2:.$AC$28"/>
        </table:named-expressions>
      </table:table>
      <table:table table:name="MultiPrediXcanAssociation" table:style-name="ta1"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58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6.17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 table:visibility="collapse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 table:visibility="collapse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 table:visibility="collapse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 table:visibility="collapse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 table:visibility="collapse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 table:visibility="collapse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 table:visibility="collapse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 table:visibility="collapse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 table:visibility="collapse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office:value-type="string" calcext:value-type="string">
            <text:p>##Multi-Tissue PrediXcan format</text:p>
          </table:table-cell>
          <table:table-cell/>
        </table:table-row>
        <table:table-row table:style-name="ro3" table:visibility="collapse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 table:visibility="collapse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 table:visibility="collapse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 table:visibility="collapse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 table:visibility="collapse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 table:visibility="collapse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 table:visibility="collapse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 table:visibility="collapse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 table:visibility="collapse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 table:visibility="collapse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 table:visibility="collapse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 table:visibility="collapse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 table:visibility="collapse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 table:visibility="collapse">
          <table:table-cell table:number-columns-repeated="4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 table:visibility="collapse">
          <table:table-cell table:number-columns-repeated="4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 table:visibility="collapse">
          <table:table-cell table:number-columns-repeated="4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 table:visibility="collapse">
          <table:table-cell table:number-columns-repeated="4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 table:visibility="collapse">
          <table:table-cell table:number-columns-repeated="4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 table:visibility="collapse">
          <table:table-cell table:number-columns-repeated="4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 table:visibility="collapse">
          <table:table-cell table:number-columns-repeated="4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 table:visibility="collapse">
          <table:table-cell table:number-columns-repeated="4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 table:visibility="collapse">
          <table:table-cell table:number-columns-repeated="4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 table:visibility="collapse">
          <table:table-cell table:number-columns-repeated="5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 table:visibility="collapse">
          <table:table-cell table:number-columns-repeated="5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 table:visibility="collapse">
          <table:table-cell table:number-columns-repeated="5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 table:visibility="collapse">
          <table:table-cell table:number-columns-repeated="5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 table:visibility="collapse">
          <table:table-cell table:number-columns-repeated="5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 table:visibility="collapse">
          <table:table-cell table:number-columns-repeated="55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 table:visibility="collapse">
          <table:table-cell table:number-columns-repeated="56"/>
          <table:table-cell office:value-type="string" calcext:value-type="string">
            <text:p>x</text:p>
          </table:table-cell>
          <table:table-cell table:style-name="ce63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 table:visibility="collapse">
          <table:table-cell table:number-columns-repeated="57"/>
          <table:table-cell office:value-type="string" calcext:value-type="string">
            <text:p>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16" table:style-name="ce64" office:value-type="string" calcext:value-type="string">
            <text:p>0</text:p>
          </table:table-cell>
          <table:table-cell table:style-name="ce64" office:value-type="string" calcext:value-type="string">
            <text:p>18</text:p>
          </table:table-cell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23</text:p>
          </table:table-cell>
          <table:table-cell table:style-name="ce64" office:value-type="string" calcext:value-type="string">
            <text:p>24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23</text:p>
          </table:table-cell>
          <table:table-cell table:style-name="ce64" office:value-type="string" calcext:value-type="string">
            <text:p>26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8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31</text:p>
          </table:table-cell>
          <table:table-cell table:number-columns-repeated="2" table:style-name="ce64" office:value-type="string" calcext:value-type="string">
            <text:p>32</text:p>
          </table:table-cell>
          <table:table-cell table:style-name="ce64" office:value-type="string" calcext:value-type="string">
            <text:p>33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3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35</text:p>
          </table:table-cell>
          <table:table-cell table:number-columns-repeated="8" table:style-name="ce64" office:value-type="string" calcext:value-type="string">
            <text:p>0</text:p>
          </table:table-cell>
          <table:table-cell table:style-name="ce64" office:value-type="string" calcext:value-type="string">
            <text:p>43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4</text:p>
          </table:table-cell>
          <table:table-cell table:style-name="ce64" office:value-type="string" calcext:value-type="string">
            <text:p>4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5</text:p>
          </table:table-cell>
          <table:table-cell table:style-name="ce64" office:value-type="string" calcext:value-type="string">
            <text:p>44</text:p>
          </table:table-cell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33"/>
          <table:table-cell table:number-columns-repeated="7" table:style-name="ce65" office:value-type="string" calcext:value-type="string">
            <text:p>30</text:p>
          </table:table-cell>
          <table:table-cell table:style-name="ce65" table:number-columns-repeated="18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 table:visibility="collapse">
          <table:table-cell/>
          <table:table-cell table:number-columns-repeated="7" office:value-type="string" calcext:value-type="string">
            <text:p>0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Context(object):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0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MTPF(object):</text:p>
          </table:table-cell>
        </table:table-row>
        <table:table-row table:style-name="ro3" table:visibility="collapse">
          <table:table-cell table:number-columns-repeated="9"/>
          <table:table-cell office:value-type="string" calcext:value-type="string">
            <text:p>0</text:p>
          </table:table-cell>
          <table:table-cell table:number-columns-repeated="4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 MTPStatus(object):</text:p>
          </table:table-cell>
        </table:table-row>
        <table:table-row table:style-name="ro3" table:visibility="collapse">
          <table:table-cell table:number-columns-repeated="10"/>
          <table:table-cell office:value-type="string" calcext:value-type="string">
            <text:p>0</text:p>
          </table:table-cell>
          <table:table-cell table:number-columns-repeated="47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ass MTPMode(object):</text:p>
          </table:table-cell>
        </table:table-row>
        <table:table-row table:style-name="ro3" table:visibility="collapse">
          <table:table-cell table:number-columns-repeated="44"/>
          <table:table-cell table:number-columns-repeated="4" office:value-type="string" calcext:value-type="string">
            <text:p>0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ass SaveCoefs(object):</text:p>
          </table:table-cell>
        </table:table-row>
        <table:table-row table:style-name="ro3" table:visibility="collapse">
          <table:table-cell table:number-columns-repeated="48"/>
          <table:table-cell table:number-columns-repeated="10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ass SaveLoadings(object):</text:p>
          </table:table-cell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 table:visibility="collapse">
          <table:table-cell table:number-columns-repeated="2"/>
          <table:table-cell office:value-type="string" calcext:value-type="string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):</text:p>
          </table:table-cell>
        </table:table-row>
        <table:table-row table:style-name="ro3" table:visibility="collapse">
          <table:table-cell table:number-columns-repeated="3"/>
          <table:table-cell office:value-type="string" calcext:value-type="string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 table:visibility="collapse">
          <table:table-cell table:number-columns-repeated="5"/>
          <table:table-cell office:value-type="string" calcext:value-type="string">
            <text:p>1</text:p>
          </table:table-cell>
          <table:table-cell table:number-columns-repeated="5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et_pheno(self):</text:p>
          </table:table-cell>
        </table:table-row>
        <table:table-row table:style-name="ro3" table:visibility="collapse">
          <table:table-cell table:number-columns-repeated="6"/>
          <table:table-cell office:value-type="string" calcext:value-type="string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get_mode(self):</text:p>
          </table:table-cell>
        </table:table-row>
        <table:table-row table:style-name="ro3" table:visibility="collapse">
          <table:table-cell table:number-columns-repeated="7"/>
          <table:table-cell office:value-type="string" calcext:value-type="string">
            <text:p>1</text:p>
          </table:table-cell>
          <table:table-cell table:number-columns-repeated="50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get_covariates(self):</text:p>
          </table:table-cell>
        </table:table-row>
        <table:table-row table:style-name="ro3" table:visibility="collapse">
          <table:table-cell table:number-columns-repeated="11"/>
          <table:table-cell office:value-type="string" calcext:value-type="string">
            <text:p>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_ols_pvalue(result):</text:p>
          </table:table-cell>
        </table:table-row>
        <table:table-row table:style-name="ro3" table:visibility="collapse">
          <table:table-cell table:number-columns-repeated="12"/>
          <table:table-cell office:value-type="string" calcext:value-type="string">
            <text:p>0</text:p>
          </table:table-cell>
          <table:table-cell table:number-columns-repeated="4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_logit_pvalue(result):</text:p>
          </table:table-cell>
        </table:table-row>
        <table:table-row table:style-name="ro3" table:visibility="collapse">
          <table:table-cell table:number-columns-repeated="13"/>
          <table:table-cell office:value-type="string" calcext:value-type="string">
            <text:p>0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ols_fit(model):</text:p>
          </table:table-cell>
        </table:table-row>
        <table:table-row table:style-name="ro3" table:visibility="collapse">
          <table:table-cell table:number-columns-repeated="14"/>
          <table:table-cell office:value-type="string" calcext:value-type="string">
            <text:p>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_logit_fit(model):</text:p>
          </table:table-cell>
        </table:table-row>
        <table:table-row table:style-name="ro3" table:visibility="collapse">
          <table:table-cell table:number-columns-repeated="15"/>
          <table:table-cell office:value-type="string" calcext:value-type="string">
            <text:p>0</text:p>
          </table:table-cell>
          <table:table-cell table:number-columns-repeated="4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_ols_status(result):</text:p>
          </table:table-cell>
        </table:table-row>
        <table:table-row table:style-name="ro3" table:visibility="collapse">
          <table:table-cell table:number-columns-repeated="16"/>
          <table:table-cell table:number-columns-repeated="3" office:value-type="string" calcext:value-type="string">
            <text:p>0</text:p>
          </table:table-cell>
          <table:table-cell table:number-columns-repeated="39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_logit_status(result):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0</text:p>
          </table:table-cell>
          <table:table-cell table:number-columns-repeated="3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_acquire(gene, context):</text:p>
          </table:table-cell>
        </table:table-row>
        <table:table-row table:style-name="ro3" table:visibility="collapse">
          <table:table-cell table:number-columns-repeated="20"/>
          <table:table-cell office:value-type="string" calcext:value-type="string">
            <text:p>0</text:p>
          </table:table-cell>
          <table:table-cell table:number-columns-repeated="3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_design_matrices(e_, keys, context):</text:p>
          </table:table-cell>
        </table:table-row>
        <table:table-row table:style-name="ro3" table:visibility="collapse">
          <table:table-cell table:number-columns-repeated="21"/>
          <table:table-cell office:value-type="string" calcext:value-type="string">
            <text:p>0</text:p>
          </table:table-cell>
          <table:table-cell table:number-columns-repeated="36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_pvalues(result, context):</text:p>
          </table:table-cell>
        </table:table-row>
        <table:table-row table:style-name="ro3">
          <table:table-cell table:number-columns-repeated="22"/>
          <table:table-cell table:number-columns-repeated="5" office:value-type="string" calcext:value-type="string">
            <text:p>0</text:p>
          </table:table-cell>
          <table:table-cell table:number-columns-repeated="31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f _get_pc_input(e_, model_keys):</text:p>
          </table:table-cell>
        </table:table-row>
        <table:table-row table:style-name="ro3">
          <table:table-cell table:number-columns-repeated="27"/>
          <table:table-cell table:number-columns-repeated="3" office:value-type="string" calcext:value-type="string">
            <text:p>0</text:p>
          </table:table-cell>
          <table:table-cell table:number-columns-repeated="28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f _pca_data(e_, model_keys, pc_filter):</text:p>
          </table:table-cell>
        </table:table-row>
        <table:table-row table:style-name="ro3">
          <table:table-cell table:number-columns-repeated="30"/>
          <table:table-cell table:number-columns-repeated="3" office:value-type="string" calcext:value-type="string">
            <text:p>0</text:p>
          </table:table-cell>
          <table:table-cell table:number-columns-repeated="25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f _coefs(result, vt_projection, model_keys):</text:p>
          </table:table-cell>
        </table:table-row>
        <table:table-row table:style-name="ro3">
          <table:table-cell table:number-columns-repeated="33"/>
          <table:table-cell table:number-columns-repeated="8" office:value-type="string" calcext:value-type="string">
            <text:p>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ef multi_predixcan_association(gene_, context, callbacks=None):</text:p>
          </table:table-cell>
        </table:table-row>
        <table:table-row table:style-name="ro3" table:visibility="collapse">
          <table:table-cell table:number-columns-repeated="41"/>
          <table:table-cell table:number-columns-repeated="3" office:value-type="string" calcext:value-type="string">
            <text:p>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ef dataframe_from_results(results, context):</text:p>
          </table:table-cell>
        </table:table-row>
        <table:table-row table:style-name="ro3" table:visibility="collapse">
          <table:table-cell table:number-columns-repeated="45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ef __init__(self):</text:p>
          </table:table-cell>
        </table:table-row>
        <table:table-row table:style-name="ro3" table:visibility="collapse">
          <table:table-cell table:number-columns-repeated="46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ef __call__(self, gene, model, result, vt_projection, variance, model_keys, coefs):</text:p>
          </table:table-cell>
        </table:table-row>
        <table:table-row table:style-name="ro3" table:visibility="collapse">
          <table:table-cell table:number-columns-repeated="47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ef get(self):</text:p>
          </table:table-cell>
        </table:table-row>
        <table:table-row table:style-name="ro3" table:visibility="collapse">
          <table:table-cell table:number-columns-repeated="49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ef __init__(self):</text:p>
          </table:table-cell>
        </table:table-row>
        <table:table-row table:style-name="ro3" table:visibility="collapse">
          <table:table-cell table:number-columns-repeated="50"/>
          <table:table-cell table:number-columns-repeated="7" office:value-type="string" calcext:value-type="string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f __call__(self, gene, model, result, vt_projection, variance, model_keys, coefs):</text:p>
          </table:table-cell>
        </table:table-row>
        <table:table-row table:style-name="ro3" table:visibility="collapse">
          <table:table-cell table:number-columns-repeated="57"/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ef get(self):</text:p>
          </table:table-cell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 table:visibility="collapse">
          <table:table-cell office:value-type="string" calcext:value-type="string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 table:visibility="collapse">
          <table:table-cell office:value-type="string" calcext:value-type="string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 table:visibility="collapse">
          <table:table-cell office:value-type="string" calcext:value-type="string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patsy import dmatrices</text:p>
          </table:table-cell>
        </table:table-row>
        <table:table-row table:style-name="ro3" table:visibility="collapse">
          <table:table-cell office:value-type="string" calcext:value-type="string">
            <text:p>4</text:p>
          </table:table-cell>
          <table:table-cell table:number-columns-repeated="57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 table:visibility="collapse">
          <table:table-cell office:value-type="string" calcext:value-type="string">
            <text:p>5</text:p>
          </table:table-cell>
          <table:table-cell table:number-columns-repeated="57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numpy import dot as _dot, diag as _diag</text:p>
          </table:table-cell>
        </table:table-row>
        <table:table-row table:style-name="ro3" table:visibility="collapse">
          <table:table-cell office:value-type="string" calcext:value-type="string">
            <text:p>6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ort statsmodels.api as sm</text:p>
          </table:table-cell>
        </table:table-row>
        <table:table-row table:style-name="ro3" table:visibility="collapse">
          <table:table-cell office:value-type="string" calcext:value-type="string">
            <text:p>7</text:p>
          </table:table-cell>
          <table:table-cell table:number-columns-repeated="5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 table:visibility="collapse">
          <table:table-cell office:value-type="string" calcext:value-type="string">
            <text:p>8</text:p>
          </table:table-cell>
          <table:table-cell table:number-columns-repeated="5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..misc import Math</text:p>
          </table:table-cell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 table:visibility="collapse">
          <table:table-cell office:value-type="string" calcext:value-type="string">
            <text:p>S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 table:visibility="collapse">
          <table:table-cell/>
          <table:table-cell office:value-type="string" calcext:value-type="string">
            <text:p>S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 table:visibility="collapse">
          <table:table-cell table:number-columns-repeated="2"/>
          <table:table-cell office:value-type="string" calcext:value-type="string">
            <text:p>S</text:p>
          </table:table-cell>
          <table:table-cell table:number-columns-repeated="5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 table:visibility="collapse">
          <table:table-cell table:number-columns-repeated="3"/>
          <table:table-cell office:value-type="string" calcext:value-type="string">
            <text:p>S</text:p>
          </table:table-cell>
          <table:table-cell table:number-columns-repeated="5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 table:visibility="collapse">
          <table:table-cell table:number-columns-repeated="4"/>
          <table:table-cell office:value-type="string" calcext:value-type="string">
            <text:p>S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 table:visibility="collapse">
          <table:table-cell table:number-columns-repeated="5"/>
          <table:table-cell office:value-type="string" calcext:value-type="string">
            <text:p>S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 table:visibility="collapse">
          <table:table-cell table:number-columns-repeated="6"/>
          <table:table-cell office:value-type="string" calcext:value-type="string">
            <text:p>S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 table:visibility="collapse">
          <table:table-cell table:number-columns-repeated="7"/>
          <table:table-cell office:value-type="string" calcext:value-type="string">
            <text:p>S</text:p>
          </table:table-cell>
          <table:table-cell table:number-columns-repeated="5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 table:visibility="collapse">
          <table:table-cell table:number-columns-repeated="8"/>
          <table:table-cell office:value-type="string" calcext:value-type="string">
            <text:p>S</text:p>
          </table:table-cell>
          <table:table-cell table:number-columns-repeated="49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 table:visibility="collapse">
          <table:table-cell table:number-columns-repeated="9"/>
          <table:table-cell office:value-type="string" calcext:value-type="string">
            <text:p>S</text:p>
          </table:table-cell>
          <table:table-cell table:number-columns-repeated="48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 table:visibility="collapse">
          <table:table-cell table:number-columns-repeated="10"/>
          <table:table-cell office:value-type="string" calcext:value-type="string">
            <text:p>S</text:p>
          </table:table-cell>
          <table:table-cell table:number-columns-repeated="47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 table:visibility="collapse">
          <table:table-cell table:number-columns-repeated="11"/>
          <table:table-cell office:value-type="string" calcext:value-type="string">
            <text:p>S</text:p>
          </table:table-cell>
          <table:table-cell table:number-columns-repeated="46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 table:visibility="collapse">
          <table:table-cell table:number-columns-repeated="12"/>
          <table:table-cell office:value-type="string" calcext:value-type="string">
            <text:p>S</text:p>
          </table:table-cell>
          <table:table-cell table:number-columns-repeated="45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 table:visibility="collapse">
          <table:table-cell table:number-columns-repeated="13"/>
          <table:table-cell office:value-type="string" calcext:value-type="string">
            <text:p>S</text:p>
          </table:table-cell>
          <table:table-cell table:number-columns-repeated="4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 table:visibility="collapse">
          <table:table-cell table:number-columns-repeated="14"/>
          <table:table-cell office:value-type="string" calcext:value-type="string">
            <text:p>S</text:p>
          </table:table-cell>
          <table:table-cell table:number-columns-repeated="4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 table:visibility="collapse">
          <table:table-cell table:number-columns-repeated="15"/>
          <table:table-cell office:value-type="string" calcext:value-type="string">
            <text:p>S</text:p>
          </table:table-cell>
          <table:table-cell table:number-columns-repeated="4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 table:visibility="collapse">
          <table:table-cell table:number-columns-repeated="16"/>
          <table:table-cell office:value-type="string" calcext:value-type="string">
            <text:p>S</text:p>
          </table:table-cell>
          <table:table-cell table:number-columns-repeated="41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 table:visibility="collapse">
          <table:table-cell table:number-columns-repeated="17"/>
          <table:table-cell table:number-columns-repeated="2" office:value-type="string" calcext:value-type="string">
            <text:p>V</text:p>
          </table:table-cell>
          <table:table-cell table:number-columns-repeated="39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 table:visibility="collapse">
          <table:table-cell table:number-columns-repeated="19"/>
          <table:table-cell office:value-type="string" calcext:value-type="string">
            <text:p>S</text:p>
          </table:table-cell>
          <table:table-cell table:number-columns-repeated="38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 table:visibility="collapse">
          <table:table-cell table:number-columns-repeated="20"/>
          <table:table-cell office:value-type="string" calcext:value-type="string">
            <text:p>S</text:p>
          </table:table-cell>
          <table:table-cell table:number-columns-repeated="37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 table:visibility="collapse">
          <table:table-cell table:number-columns-repeated="21"/>
          <table:table-cell office:value-type="string" calcext:value-type="string">
            <text:p>S</text:p>
          </table:table-cell>
          <table:table-cell table:number-columns-repeated="36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S</text:p>
          </table:table-cell>
          <table:table-cell table:number-columns-repeated="35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3"/>
          <table:table-cell table:number-columns-repeated="2" office:value-type="string" calcext:value-type="string">
            <text:p>V</text:p>
          </table:table-cell>
          <table:table-cell table:number-columns-repeated="3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5"/>
          <table:table-cell table:number-columns-repeated="2" office:value-type="string" calcext:value-type="string">
            <text:p>V</text:p>
          </table:table-cell>
          <table:table-cell table:number-columns-repeated="31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S</text:p>
          </table:table-cell>
          <table:table-cell table:number-columns-repeated="30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8"/>
          <table:table-cell table:number-columns-repeated="2" office:value-type="string" calcext:value-type="string">
            <text:p>V</text:p>
          </table:table-cell>
          <table:table-cell table:number-columns-repeated="28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1"/>
          <table:table-cell table:number-columns-repeated="2" office:value-type="string" calcext:value-type="string">
            <text:p>V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E</text:p>
          </table:table-cell>
          <table:table-cell table:number-columns-repeated="17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4"/>
          <table:table-cell table:number-columns-repeated="2" office:value-type="string" calcext:value-type="string">
            <text:p>V</text:p>
          </table:table-cell>
          <table:table-cell table:number-columns-repeated="22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6"/>
          <table:table-cell table:number-columns-repeated="2" office:value-type="string" calcext:value-type="string">
            <text:p>V</text:p>
          </table:table-cell>
          <table:table-cell table:number-columns-repeated="20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8"/>
          <table:table-cell table:number-columns-repeated="2" office:value-type="string" calcext:value-type="string">
            <text:p>V</text:p>
          </table:table-cell>
          <table:table-cell table:number-columns-repeated="18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 table:visibility="collapse">
          <table:table-cell table:number-columns-repeated="41"/>
          <table:table-cell office:value-type="string" calcext:value-type="string">
            <text:p>S</text:p>
          </table:table-cell>
          <table:table-cell table:number-columns-repeated="16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 table:visibility="collapse">
          <table:table-cell table:number-columns-repeated="42"/>
          <table:table-cell table:number-columns-repeated="2" office:value-type="string" calcext:value-type="string">
            <text:p>V</text:p>
          </table:table-cell>
          <table:table-cell table:number-columns-repeated="14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 table:visibility="collapse">
          <table:table-cell table:number-columns-repeated="44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 table:visibility="collapse">
          <table:table-cell table:number-columns-repeated="45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 table:visibility="collapse">
          <table:table-cell table:number-columns-repeated="46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 table:visibility="collapse">
          <table:table-cell table:number-columns-repeated="47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 table:visibility="collapse">
          <table:table-cell table:number-columns-repeated="48"/>
          <table:table-cell office:value-type="string" calcext:value-type="string">
            <text:p>S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 table:visibility="collapse">
          <table:table-cell table:number-columns-repeated="49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 table:visibility="collapse">
          <table:table-cell table:number-columns-repeated="50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 table:visibility="collapse">
          <table:table-cell table:number-columns-repeated="51"/>
          <table:table-cell table:number-columns-repeated="2" office:value-type="string" calcext:value-type="string">
            <text:p>V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 table:visibility="collapse">
          <table:table-cell table:number-columns-repeated="53"/>
          <table:table-cell table:number-columns-repeated="2" office:value-type="string" calcext:value-type="string">
            <text:p>V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 table:visibility="collapse">
          <table:table-cell table:number-columns-repeated="55"/>
          <table:table-cell table:number-columns-repeated="2" office:value-type="string" calcext:value-type="string">
            <text:p>V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 table:visibility="collapse">
          <table:table-cell table:number-columns-repeated="57"/>
          <table:table-cell office:value-type="string" calcext:value-type="string">
            <text:p>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 table:visibility="collapse">
          <table:table-cell table:number-columns-repeated="1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result.mle_retvals['converged']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string" calcext:value-type="string">
            <text:p>Implements: for key in model_keys</text:p>
          </table:table-cell>
          <table:table-cell office:value-type="string" calcext:value-type="string">
            <text:p>key is not None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x is not None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e_.shape[1] == 2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vt_projection is not None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pc_filter is not None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callbacks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8"/>
          <table:table-cell office:value-type="float" office:value="8" calcext:value-type="float">
            <text:p>8</text:p>
          </table:table-cell>
          <table:table-cell office:value-type="string" calcext:value-type="string">
            <text:p>Implements: for callback in callbacks</text:p>
          </table:table-cell>
          <table:table-cell office:value-type="string" calcext:value-type="string">
            <text:p>callback is not None</text:p>
          </table:table-cell>
        </table:table-row>
        <table:table-row table:style-name="ro3" table:visibility="collapse">
          <table:table-cell table:number-columns-repeated="4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results) == 0)</text:p>
          </table:table-cell>
        </table:table-row>
        <table:table-row table:style-name="ro3" table:visibility="collapse">
          <table:table-cell table:number-columns-repeated="5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type(vt_projection) == int) or (type(vt_projection) == float))</text:p>
          </table:table-cell>
        </table:table-row>
        <table:table-row table:style-name="ro3" table:visibility="collapse">
          <table:table-cell table:number-columns-repeated="5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Implements: for i in range(0,vt_projection.shape[0])</text:p>
          </table:table-cell>
          <table:table-cell office:value-type="string" calcext:value-type="string">
            <text:p>i is not None</text:p>
          </table:table-cell>
        </table:table-row>
        <table:table-row table:style-name="ro3" table:visibility="collapse">
          <table:table-cell table:number-columns-repeated="5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mplements: for j in range(0,l.shape[0])</text:p>
          </table:table-cell>
          <table:table-cell office:value-type="string" calcext:value-type="string">
            <text:p>j is not None</text:p>
          </table:table-cell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ion as ex</text:p>
          </table:table-cell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 table:visibility="collapse">
          <table:table-cell table:number-columns-repeated="2"/>
          <table:table-cell office:value-type="string" calcext:value-type="string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ise Exceptions.ReportableException('Tried to instantiate abstract Multi Tissue PrediXcan context')</text:p>
          </table:table-cell>
        </table:table-row>
        <table:table-row table:style-name="ro3" table:visibility="collapse">
          <table:table-cell table:number-columns-repeated="3"/>
          <table:table-cell office:value-type="string" calcext:value-type="string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ise Exceptions.NotImplemented('MT Predixcan Context: get_genes')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ise Exceptions.NotImplemented('MT Predixcan Context: expression for genes')</text:p>
          </table:table-cell>
        </table:table-row>
        <table:table-row table:style-name="ro3" table:visibility="collapse">
          <table:table-cell table:number-columns-repeated="5"/>
          <table:table-cell office:value-type="string" calcext:value-type="string">
            <text:p>1</text:p>
          </table:table-cell>
          <table:table-cell table:number-columns-repeated="5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ise Exceptions.NotImplemented('MT Predixcan Context: get pheno')</text:p>
          </table:table-cell>
        </table:table-row>
        <table:table-row table:style-name="ro3" table:visibility="collapse">
          <table:table-cell table:number-columns-repeated="6"/>
          <table:table-cell office:value-type="string" calcext:value-type="string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se Exceptions.NotImplemented('MT Predixcan Context: get mode')</text:p>
          </table:table-cell>
        </table:table-row>
        <table:table-row table:style-name="ro3" table:visibility="collapse">
          <table:table-cell table:number-columns-repeated="7"/>
          <table:table-cell office:value-type="string" calcext:value-type="string">
            <text:p>1</text:p>
          </table:table-cell>
          <table:table-cell table:number-columns-repeated="50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aise Exceptions.NotImplemented('MT Predixcan Context: get covariates')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</text:p>
          </table:table-cell>
          <table:table-cell table:number-columns-repeated="4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ENE = 0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2</text:p>
          </table:table-cell>
          <table:table-cell table:number-columns-repeated="4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VALUE = 1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3</text:p>
          </table:table-cell>
          <table:table-cell table:number-columns-repeated="49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_MODELS = 2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4</text:p>
          </table:table-cell>
          <table:table-cell table:number-columns-repeated="49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_SAMPLES = 3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5</text:p>
          </table:table-cell>
          <table:table-cell table:number-columns-repeated="49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EST_GWAS_P = 4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6</text:p>
          </table:table-cell>
          <table:table-cell table:number-columns-repeated="49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ST_GWAS_M = 5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7</text:p>
          </table:table-cell>
          <table:table-cell table:number-columns-repeated="49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ORST_GWAS_P = 6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8</text:p>
          </table:table-cell>
          <table:table-cell table:number-columns-repeated="49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ORST_GWAS_M = 7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9</text:p>
          </table:table-cell>
          <table:table-cell table:number-columns-repeated="49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TUS = 8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0</text:p>
          </table:table-cell>
          <table:table-cell table:number-columns-repeated="49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_USED = 9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1</text:p>
          </table:table-cell>
          <table:table-cell table:number-columns-repeated="49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X_EIGEN = 10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2</text:p>
          </table:table-cell>
          <table:table-cell table:number-columns-repeated="49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IN_EIGEN = 11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3</text:p>
          </table:table-cell>
          <table:table-cell table:number-columns-repeated="49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IN_EIGEN_KEPT = 12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4</text:p>
          </table:table-cell>
          <table:table-cell table:number-columns-repeated="49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K_GENE = 'gene'</text:p>
          </table:table-cell>
        </table:table-row>
        <table:table-row table:style-name="ro3" table:visibility="collapse">
          <table:table-cell office:value-type="string" calcext:value-type="string">
            <text:p>3</text:p>
          </table:table-cell>
          <table:table-cell table:number-columns-repeated="7"/>
          <table:table-cell office:value-type="string" calcext:value-type="string">
            <text:p>15</text:p>
          </table:table-cell>
          <table:table-cell table:number-columns-repeated="49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K_PVALUE = 'pvalue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6</text:p>
          </table:table-cell>
          <table:table-cell table:number-columns-repeated="49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K_N_MODELS = 'n_models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7</text:p>
          </table:table-cell>
          <table:table-cell table:number-columns-repeated="49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_N_SAMPLES = 'n_samples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8</text:p>
          </table:table-cell>
          <table:table-cell table:number-columns-repeated="49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K_BEST_GWAS_P = 'p_i_best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9</text:p>
          </table:table-cell>
          <table:table-cell table:number-columns-repeated="49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_BEST_GWAS_M = 'm_i_best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20</text:p>
          </table:table-cell>
          <table:table-cell table:number-columns-repeated="49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_WORST_GWAS_P = 'p_i_worst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21</text:p>
          </table:table-cell>
          <table:table-cell table:number-columns-repeated="49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_WORST_GWAS_M = 'm_i_worst'</text:p>
          </table:table-cell>
        </table:table-row>
        <table:table-row table:style-name="ro3" table:visibility="collapse">
          <table:table-cell office:value-type="string" calcext:value-type="string">
            <text:p>4</text:p>
          </table:table-cell>
          <table:table-cell table:number-columns-repeated="7"/>
          <table:table-cell office:value-type="string" calcext:value-type="string">
            <text:p>22</text:p>
          </table:table-cell>
          <table:table-cell table:number-columns-repeated="49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K_STATUS = 'status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23</text:p>
          </table:table-cell>
          <table:table-cell table:number-columns-repeated="49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_N_USED = 'n_used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24</text:p>
          </table:table-cell>
          <table:table-cell table:number-columns-repeated="49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_MAX_EIGEN = 'max_eigen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25</text:p>
          </table:table-cell>
          <table:table-cell table:number-columns-repeated="49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_MIN_EIGEN = 'min_eigen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26</text:p>
          </table:table-cell>
          <table:table-cell table:number-columns-repeated="49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K_MIN_EIGEN_KEPT = 'min_eigen_kept'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27</text:p>
          </table:table-cell>
          <table:table-cell table:number-columns-repeated="49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order = [(GENE, K_GENE), (PVALUE, K_PVALUE), (N_MODELS, K_N_MODELS), (N_SAMPLES, K_N_SAMPLES), (BEST_GWAS_P, K_BEST_GWAS_P), (BEST_GWAS_M, K_BEST_GWAS_M), (WORST_GWAS_P, K_WORST_GWAS_P), (WORST_GWAS_M, K_WORST_GWAS_M), (STATUS, K_STATUS), (N_USED, K_N_USED), (MAX_EIGEN, K_MAX_EIGEN), (MIN_EIGEN, K_MIN_EIGEN), (MIN_EIGEN_KEPT, K_MIN_EIGEN_KEPT)]</text:p>
          </table:table-cell>
        </table:table-row>
        <table:table-row table:style-name="ro3" table:visibility="collapse">
          <table:table-cell table:number-columns-repeated="9"/>
          <table:table-cell office:value-type="string" calcext:value-type="string">
            <text:p>1</text:p>
          </table:table-cell>
          <table:table-cell table:number-columns-repeated="48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K_MLE_DID_NOT_CONVERGE = 'MLE_did_not_converge'</text:p>
          </table:table-cell>
        </table:table-row>
        <table:table-row table:style-name="ro3" table:visibility="collapse">
          <table:table-cell table:number-columns-repeated="10"/>
          <table:table-cell office:value-type="string" calcext:value-type="string">
            <text:p>1</text:p>
          </table:table-cell>
          <table:table-cell table:number-columns-repeated="47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K_LINEAR = 'linear'</text:p>
          </table:table-cell>
        </table:table-row>
        <table:table-row table:style-name="ro3" table:visibility="collapse">
          <table:table-cell table:number-columns-repeated="10"/>
          <table:table-cell office:value-type="string" calcext:value-type="string">
            <text:p>2</text:p>
          </table:table-cell>
          <table:table-cell table:number-columns-repeated="47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K_LOGISTIC = 'logistic'</text:p>
          </table:table-cell>
        </table:table-row>
        <table:table-row table:style-name="ro3" table:visibility="collapse">
          <table:table-cell table:number-columns-repeated="10"/>
          <table:table-cell office:value-type="string" calcext:value-type="string">
            <text:p>3</text:p>
          </table:table-cell>
          <table:table-cell table:number-columns-repeated="47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K_MODES = [K_LINEAR, K_LOGISTIC]</text:p>
          </table:table-cell>
        </table:table-row>
        <table:table-row table:style-name="ro3" table:visibility="collapse">
          <table:table-cell table:number-columns-repeated="11"/>
          <table:table-cell office:value-type="string" calcext:value-type="string">
            <text:p>1</text:p>
          </table:table-cell>
          <table:table-cell table:number-columns-repeated="46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turn result.f_pvalue</text:p>
          </table:table-cell>
        </table:table-row>
        <table:table-row table:style-name="ro3" table:visibility="collapse">
          <table:table-cell table:number-columns-repeated="12"/>
          <table:table-cell office:value-type="string" calcext:value-type="string">
            <text:p>1</text:p>
          </table:table-cell>
          <table:table-cell table:number-columns-repeated="45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turn result.llr_pvalue</text:p>
          </table:table-cell>
        </table:table-row>
        <table:table-row table:style-name="ro3" table:visibility="collapse">
          <table:table-cell table:number-columns-repeated="13"/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 model.fit()</text:p>
          </table:table-cell>
        </table:table-row>
        <table:table-row table:style-name="ro3" table:visibility="collapse">
          <table:table-cell table:number-columns-repeated="14"/>
          <table:table-cell office:value-type="string" calcext:value-type="string">
            <text:p>1</text:p>
          </table:table-cell>
          <table:table-cell table:number-columns-repeated="43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turn model.fit(disp=False,maxiter=100)</text:p>
          </table:table-cell>
        </table:table-row>
        <table:table-row table:style-name="ro3" table:visibility="collapse">
          <table:table-cell table:number-columns-repeated="15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9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turn None</text:p>
          </table:table-cell>
        </table:table-row>
        <table:table-row table:style-name="ro3" table:visibility="collapse">
          <table:table-cell table:number-columns-repeated="17"/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turn MTPStatus.K_MLE_DID_NOT_CONVERGE</text:p>
          </table:table-cell>
        </table:table-row>
        <table:table-row table:style-name="ro3" table:visibility="collapse">
          <table:table-cell office:value-type="string" calcext:value-type="string">
            <text:p>1</text:p>
          </table:table-cell>
          <table:table-cell table:number-columns-repeated="57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_METHOD = 'method'</text:p>
          </table:table-cell>
        </table:table-row>
        <table:table-row table:style-name="ro3" table:visibility="collapse">
          <table:table-cell office:value-type="string" calcext:value-type="string">
            <text:p>2</text:p>
          </table:table-cell>
          <table:table-cell table:number-columns-repeated="57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K_FIT = 'fit'</text:p>
          </table:table-cell>
        </table:table-row>
        <table:table-row table:style-name="ro3" table:visibility="collapse">
          <table:table-cell office:value-type="string" calcext:value-type="string">
            <text:p>5</text:p>
          </table:table-cell>
          <table:table-cell table:number-columns-repeated="57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_mode = {MTPMode.K_LINEAR:{K_METHOD:sm.OLS, K_FIT:_ols_fit, K_PVALUE:_ols_pvalue, K_STATUS:_ols_status}, MTPMode.K_LOGISTIC:{K_METHOD:sm.Logit, K_FIT:_logit_fit, K_PVALUE:_logit_pvalue, K_STATUS:_logit_status}}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e = context.expression_for_gene(gene)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2</text:p>
          </table:table-cell>
          <table:table-cell table:number-columns-repeated="38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 = pandas.DataFrame(e)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3</text:p>
          </table:table-cell>
          <table:table-cell table:number-columns-repeated="38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['pheno'] = context.get_pheno()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4</text:p>
          </table:table-cell>
          <table:table-cell table:number-columns-repeated="38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_ = e.dropna()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5</text:p>
          </table:table-cell>
          <table:table-cell table:number-columns-repeated="38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e_ = e_[e_.columns[(~ (e_ == 0).all())]]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6</text:p>
          </table:table-cell>
          <table:table-cell table:number-columns-repeated="38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odel_keys = list(e_.columns.values)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7</text:p>
          </table:table-cell>
          <table:table-cell table:number-columns-repeated="38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odel_keys.remove('pheno')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8</text:p>
          </table:table-cell>
          <table:table-cell table:number-columns-repeated="38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turn (model_keys, e_)</text:p>
          </table:table-cell>
        </table:table-row>
        <table:table-row table:style-name="ro3" table:visibility="collapse">
          <table:table-cell table:number-columns-repeated="20"/>
          <table:table-cell office:value-type="string" calcext:value-type="string">
            <text:p>1</text:p>
          </table:table-cell>
          <table:table-cell table:number-columns-repeated="37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ormula = 'pheno ~ {}'.format(' + '.join(keys))</text:p>
          </table:table-cell>
        </table:table-row>
        <table:table-row table:style-name="ro3" table:visibility="collapse">
          <table:table-cell table:number-columns-repeated="20"/>
          <table:table-cell office:value-type="string" calcext:value-type="string">
            <text:p>2</text:p>
          </table:table-cell>
          <table:table-cell table:number-columns-repeated="37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y, X) = dmatrices(formula,data=e_,return_type='dataframe')</text:p>
          </table:table-cell>
        </table:table-row>
        <table:table-row table:style-name="ro3" table:visibility="collapse">
          <table:table-cell table:number-columns-repeated="20"/>
          <table:table-cell office:value-type="string" calcext:value-type="string">
            <text:p>3</text:p>
          </table:table-cell>
          <table:table-cell table:number-columns-repeated="37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turn (y, X)</text:p>
          </table:table-cell>
        </table:table-row>
        <table:table-row table:style-name="ro3" table:visibility="collapse">
          <table:table-cell table:number-columns-repeated="21"/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turn result.pvalues[result.pvalues.index[1:]]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Xc = []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2</text:p>
          </table:table-cell>
          <table:table-cell table:number-columns-repeated="35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_mk = []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3</text:p>
          </table:table-cell>
          <table:table-cell table:number-columns-repeated="35"/>
          <table:table-cell office:value-type="float" office:value="61" calcext:value-type="float">
            <text:p>61</text:p>
          </table:table-cell>
          <table:table-cell office:value-type="string" calcext:value-type="string">
            <text:p>Implements: for key in model_keys</text:p>
          </table:table-cell>
          <table:table-cell office:value-type="string" calcext:value-type="string">
            <text:p>xXx__iter_23=iter(model_keys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62" calcext:value-type="float">
            <text:p>62</text:p>
          </table:table-cell>
          <table:table-cell office:value-type="string" calcext:value-type="string">
            <text:p>Implements: for key in model_keys</text:p>
          </table:table-cell>
          <table:table-cell office:value-type="string" calcext:value-type="string">
            <text:p>key=next(xXx__iter_23,None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x = Math.standardize(e_[key]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Xc.append(x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2</text:p>
          </table:table-cell>
          <table:table-cell table:number-columns-repeated="32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_mk.append(key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turn (Xc, _mk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turn (e_, model_keys, model_keys, 1, 1, 1, 1, 1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Xc_t, original_keys) = _get_pc_input(e_,model_keys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2</text:p>
          </table:table-cell>
          <table:table-cell table:number-columns-repeated="28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k = numpy.cov(Xc_t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3</text:p>
          </table:table-cell>
          <table:table-cell table:number-columns-repeated="28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(u, s, vt) = numpy.linalg.svd(k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4</text:p>
          </table:table-cell>
          <table:table-cell table:number-columns-repeated="28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elected = pc_filter(s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5</text:p>
          </table:table-cell>
          <table:table-cell table:number-columns-repeated="28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ariance = s[selected]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6</text:p>
          </table:table-cell>
          <table:table-cell table:number-columns-repeated="28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vt_projection = vt[selected]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7</text:p>
          </table:table-cell>
          <table:table-cell table:number-columns-repeated="28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Xc_t_ = _dot(vt_projection,Xc_t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8</text:p>
          </table:table-cell>
          <table:table-cell table:number-columns-repeated="28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ca_keys = ['pc{}'.format(i) for i in range(0,len(selected))]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9</text:p>
          </table:table-cell>
          <table:table-cell table:number-columns-repeated="28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_data = {pca_keys[i]:x for (i, x) in enumerate(Xc_t_)}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0</text:p>
          </table:table-cell>
          <table:table-cell table:number-columns-repeated="2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_data['pheno'] = e_.pheno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1</text:p>
          </table:table-cell>
          <table:table-cell table:number-columns-repeated="28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pca_data = pandas.DataFrame(_data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2</text:p>
          </table:table-cell>
          <table:table-cell table:number-columns-repeated="2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turn (pca_data, pca_keys, original_keys, numpy.max(s), numpy.min(s), numpy.min(s[selected]), vt_projection, variance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efs = result.params[1:].to_frame().reset_index().rename(columns={'index':'variable', 0:'param'}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v = numpy.dot(coefs.param.values,vt_projection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2</text:p>
          </table:table-cell>
          <table:table-cell table:number-columns-repeated="26"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k = model_keys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3</text:p>
          </table:table-cell>
          <table:table-cell table:number-columns-repeated="26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coefs = pandas.DataFrame({'variable':k, 'param':v}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turn coefs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(gene, pvalue, n_models, n_samples, p_i_best, m_i_best, p_i_worst, m_i_worst, status, n_used, max_eigen, min_eigen, min_eigen_kept) = (None, None, None, None, None, None, None, None, None, None, None, None, None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gene = gene_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3</text:p>
          </table:table-cell>
          <table:table-cell table:number-columns-repeated="24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(model_keys, e_) = _acquire(gene_,context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4</text:p>
          </table:table-cell>
          <table:table-cell table:number-columns-repeated="24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n_models = len(model_keys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5</text:p>
          </table:table-cell>
          <table:table-cell table:number-columns-repeated="24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c_filter = context.get_pc_filter(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(e_, model_keys, original_models, max_eigen, min_eigen, min_eigen_kept, vt_projection, variance) = _pca_data(e_,model_keys,pc_filter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original_models = model_keys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2</text:p>
          </table:table-cell>
          <table:table-cell table:number-columns-repeated="22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vt_projection = None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3</text:p>
          </table:table-cell>
          <table:table-cell table:number-columns-repeated="22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variance = None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2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n_used = len(model_keys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22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(y, X) = _design_matrices(e_,model_keys,context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pecifics = _mode[context.get_mode()]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22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model = specifics[K_METHOD](y,X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number-columns-repeated="22"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sult = specifics[K_FIT](model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22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_samples = e_.shape[0]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table:number-columns-repeated="2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_i_ = _pvalues(result,context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9</text:p>
          </table:table-cell>
          <table:table-cell office:value-type="string" calcext:value-type="string">
            <text:p>11</text:p>
          </table:table-cell>
          <table:table-cell table:number-columns-repeated="22"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_i_best = p_i_.min(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2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m_i_best = p_i_.idxmin(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table:number-columns-repeated="22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_i_worst = p_i_.max(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table:number-columns-repeated="22"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m_i_worst = p_i_.idxmax(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3</text:p>
          </table:table-cell>
          <table:table-cell office:value-type="string" calcext:value-type="string">
            <text:p>15</text:p>
          </table:table-cell>
          <table:table-cell table:number-columns-repeated="2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value = specifics[K_PVALUE](result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table:number-columns-repeated="2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status = specifics[K_STATUS](result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coefs = _coefs(result,vt_projection,original_models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2</text:p>
          </table:table-cell>
          <table:table-cell table:number-columns-repeated="21"/>
          <table:table-cell office:value-type="float" office:value="108" calcext:value-type="float">
            <text:p>108</text:p>
          </table:table-cell>
          <table:table-cell office:value-type="string" calcext:value-type="string">
            <text:p>Implements: for callback in callbacks</text:p>
          </table:table-cell>
          <table:table-cell office:value-type="string" calcext:value-type="string">
            <text:p>xXx__iter_39=iter(callbacks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109" calcext:value-type="float">
            <text:p>109</text:p>
          </table:table-cell>
          <table:table-cell office:value-type="string" calcext:value-type="string">
            <text:p>Implements: for callback in callbacks</text:p>
          </table:table-cell>
          <table:table-cell office:value-type="string" calcext:value-type="string">
            <text:p>callback=next(xXx__iter_39,None)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allback(gene,model,result,vt_projection,variance,original_models,coefs)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tatus = str(ex).replace(' ','_').replace(',','_')</text:p>
          </table:table-cell>
        </table:table-row>
        <table:table-row table:style-name="ro3">
          <table:table-cell table:number-columns-repeated="3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7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turn (gene, pvalue, n_models, n_samples, p_i_best, m_i_best, p_i_worst, m_i_worst, status, n_used, max_eigen, min_eigen, min_eigen_kept)</text:p>
          </table:table-cell>
        </table:table-row>
        <table:table-row table:style-name="ro3" table:visibility="collapse">
          <table:table-cell table:number-columns-repeated="41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sults = list(zip(*results))</text:p>
          </table:table-cell>
        </table:table-row>
        <table:table-row table:style-name="ro3" table:visibility="collapse">
          <table:table-cell table:number-columns-repeated="42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turn pandas.DataFrame({key:[] for (order, key) in MTPF.order})</text:p>
          </table:table-cell>
        </table:table-row>
        <table:table-row table:style-name="ro3" table:visibility="collapse">
          <table:table-cell table:number-columns-repeated="43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ORDER = (MTPF.order if ((context is not None) and (context.get_pc_filter() is not None)) else MTPF.order[0:MTPF.N_USED])</text:p>
          </table:table-cell>
        </table:table-row>
        <table:table-row table:style-name="ro3" table:visibility="collapse">
          <table:table-cell table:number-columns-repeated="43"/>
          <table:table-cell office:value-type="string" calcext:value-type="string">
            <text:p>2</text:p>
          </table:table-cell>
          <table:table-cell table:number-columns-repeated="14"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 = pandas.DataFrame({key:results[order] for (order, key) in ORDER})</text:p>
          </table:table-cell>
        </table:table-row>
        <table:table-row table:style-name="ro3" table:visibility="collapse">
          <table:table-cell table:number-columns-repeated="43"/>
          <table:table-cell office:value-type="string" calcext:value-type="string">
            <text:p>3</text:p>
          </table:table-cell>
          <table:table-cell table:number-columns-repeated="14"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 = r[[key for (order, key) in ORDER]]</text:p>
          </table:table-cell>
        </table:table-row>
        <table:table-row table:style-name="ro3" table:visibility="collapse">
          <table:table-cell table:number-columns-repeated="43"/>
          <table:table-cell office:value-type="string" calcext:value-type="string">
            <text:p>4</text:p>
          </table:table-cell>
          <table:table-cell table:number-columns-repeated="14"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turn r</text:p>
          </table:table-cell>
        </table:table-row>
        <table:table-row table:style-name="ro3" table:visibility="collapse">
          <table:table-cell table:number-columns-repeated="45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self.coefs = []</text:p>
          </table:table-cell>
        </table:table-row>
        <table:table-row table:style-name="ro3" table:visibility="collapse">
          <table:table-cell table:number-columns-repeated="46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elf.coefs.append(coefs.assign(gene=gene))</text:p>
          </table:table-cell>
        </table:table-row>
        <table:table-row table:style-name="ro3" table:visibility="collapse">
          <table:table-cell table:number-columns-repeated="47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turn pandas.concat(self.coefs)</text:p>
          </table:table-cell>
        </table:table-row>
        <table:table-row table:style-name="ro3" table:visibility="collapse">
          <table:table-cell table:number-columns-repeated="49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self.loadings = []</text:p>
          </table:table-cell>
        </table:table-row>
        <table:table-row table:style-name="ro3" table:visibility="collapse">
          <table:table-cell table:number-columns-repeated="50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sults = []</text:p>
          </table:table-cell>
        </table:table-row>
        <table:table-row table:style-name="ro3" table:visibility="collapse">
          <table:table-cell table:number-columns-repeated="51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sults.append((gene, 'pc0', model_keys[0], variance))</text:p>
          </table:table-cell>
        </table:table-row>
        <table:table-row table:style-name="ro3" table:visibility="collapse">
          <table:table-cell table:number-columns-repeated="52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Implements: for i in range(0,vt_projection.shape[0])</text:p>
          </table:table-cell>
          <table:table-cell office:value-type="string" calcext:value-type="string">
            <text:p>xXx__iter_55=iter(range(0,vt_projection.shape[0]))</text:p>
          </table:table-cell>
        </table:table-row>
        <table:table-row table:style-name="ro3" table:visibility="collapse">
          <table:table-cell table:number-columns-repeated="52"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Implements: for i in range(0,vt_projection.shape[0])</text:p>
          </table:table-cell>
          <table:table-cell office:value-type="string" calcext:value-type="string">
            <text:p>i=next(xXx__iter_55,None)</text:p>
          </table:table-cell>
        </table:table-row>
        <table:table-row table:style-name="ro3" table:visibility="collapse">
          <table:table-cell table:number-columns-repeated="53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pc = 'pc{}'.format(i)</text:p>
          </table:table-cell>
        </table:table-row>
        <table:table-row table:style-name="ro3" table:visibility="collapse">
          <table:table-cell table:number-columns-repeated="53"/>
          <table:table-cell office:value-type="string" calcext:value-type="string">
            <text:p>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 = (numpy.sqrt(variance[i]) * vt_projection[i])</text:p>
          </table:table-cell>
        </table:table-row>
        <table:table-row table:style-name="ro3" table:visibility="collapse">
          <table:table-cell table:number-columns-repeated="53"/>
          <table:table-cell office:value-type="string" calcext:value-type="string">
            <text:p>3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Implements: for j in range(0,l.shape[0])</text:p>
          </table:table-cell>
          <table:table-cell office:value-type="string" calcext:value-type="string">
            <text:p>xXx__iter_56=iter(range(0,l.shape[0]))</text:p>
          </table:table-cell>
        </table:table-row>
        <table:table-row table:style-name="ro3" table:visibility="collapse">
          <table:table-cell table:number-columns-repeated="53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Implements: for j in range(0,l.shape[0])</text:p>
          </table:table-cell>
          <table:table-cell office:value-type="string" calcext:value-type="string">
            <text:p>j=next(xXx__iter_56,None)</text:p>
          </table:table-cell>
        </table:table-row>
        <table:table-row table:style-name="ro3" table:visibility="collapse">
          <table:table-cell table:number-columns-repeated="55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sults.append((gene, pc, model_keys[j], l[j]))</text:p>
          </table:table-cell>
        </table:table-row>
        <table:table-row table:style-name="ro3" table:visibility="collapse">
          <table:table-cell table:number-columns-repeated="51"/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self.loadings.append(pandas.DataFrame(results,columns=['gene', 'pc', 'tissue', 'weight']))</text:p>
          </table:table-cell>
        </table:table-row>
        <table:table-row table:style-name="ro3" table:visibility="collapse">
          <table:table-cell table:number-columns-repeated="57"/>
          <table:table-cell office:value-type="string" calcext:value-type="string">
            <text:p>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turn pandas.concat(self.loadings)</text:p>
          </table:table-cell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58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61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MultiPrediXcanAssociation.$A$168" table:cell-range-address="$MultiPrediXcanAssociation.$A$168:.$BI$301"/>
          <table:named-range table:name="ACTIONELSE" table:base-cell-address="$MultiPrediXcanAssociation.$A$304" table:cell-range-address="$MultiPrediXcanAssociation.$A$304:.$BI$304"/>
          <table:named-range table:name="ACTIONEXCEPT" table:base-cell-address="$MultiPrediXcanAssociation.$A$303" table:cell-range-address="$MultiPrediXcanAssociation.$A$303:.$BI$303"/>
          <table:named-range table:name="ACTIONFINALLY" table:base-cell-address="$MultiPrediXcanAssociation.$A$305" table:cell-range-address="$MultiPrediXcanAssociation.$A$305:.$BI$305"/>
          <table:named-range table:name="ACTIONTRY" table:base-cell-address="$MultiPrediXcanAssociation.$A$302" table:cell-range-address="$MultiPrediXcanAssociation.$A$302:.$BI$302"/>
          <table:named-range table:name="CLASS" table:base-cell-address="$MultiPrediXcanAssociation.$A$63" table:cell-range-address="$MultiPrediXcanAssociation.$A$63:.$BI$69"/>
          <table:named-range table:name="CONDITION" table:base-cell-address="$MultiPrediXcanAssociation.$A$153" table:cell-range-address="$MultiPrediXcanAssociation.$A$153:.$BI$165"/>
          <table:named-range table:name="EVENT" table:base-cell-address="$MultiPrediXcanAssociation.$A$106" table:cell-range-address="$MultiPrediXcanAssociation.$A$106:.$BI$152"/>
          <table:named-range table:name="EXCEPT" table:base-cell-address="$MultiPrediXcanAssociation.$A$62" table:cell-range-address="$MultiPrediXcanAssociation.$A$62:.$BI$62"/>
          <table:named-range table:name="EXCEPTION" table:base-cell-address="$MultiPrediXcanAssociation.$A$166" table:cell-range-address="$MultiPrediXcanAssociation.$A$166:.$BI$167"/>
          <table:named-range table:name="INCLUDE" table:base-cell-address="$MultiPrediXcanAssociation.$A$97" table:cell-range-address="$MultiPrediXcanAssociation.$A$97:.$BI$105"/>
          <table:named-range table:name="METHOD" table:base-cell-address="$MultiPrediXcanAssociation.$A$70" table:cell-range-address="$MultiPrediXcanAssociation.$A$70:.$BI$96"/>
          <table:named-range table:name="NEXT" table:base-cell-address="$MultiPrediXcanAssociation.$A$61" table:cell-range-address="$MultiPrediXcanAssociation.$A$61:.$BI$61"/>
          <table:named-range table:name="RULE" table:base-cell-address="$MultiPrediXcanAssociation.$A$2" table:cell-range-address="$MultiPrediXcanAssociation.$A$2:.$BI$60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8:09:52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8:09:53.262000000</meta:creation-date>
    <dc:title>modelTemplateV0.1.0</dc:title>
    <meta:editing-duration>PT20H27M12S</meta:editing-duration>
    <meta:editing-cycles>3</meta:editing-cycles>
    <meta:generator>LibreOffice/7.0.4.2$Windows_X86_64 LibreOffice_project/dcf040e67528d9187c66b2379df5ea4407429775</meta:generator>
    <dc:date>2021-01-12T14:50:46.173000000</dc:date>
    <meta:document-statistic meta:table-count="7" meta:cell-count="8548" meta:object-count="0"/>
    <meta:template xlink:type="simple" xlink:actuate="onRequest" xlink:title="modelTemplateV0.1.0" xlink:href="../../../../../Program%20Files/LibreOffice/program/../share/uno_packages/cache/uno_packages/lu39100wckftw.tmp_/codemap.oxt/template/codemap/modelTemplateV0.1.0.ots" meta:date="2021-01-11T18:09:52.416000000"/>
  </office:meta>
</office:document-meta>
</file>